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style:text-underline-style="solid" style:text-underline-width="auto" style:text-underline-color="font-color" officeooo:rsid="00098505" officeooo:paragraph-rsid="00098505"/>
    </style:style>
    <style:style style:name="P3" style:family="paragraph" style:parent-style-name="Standard">
      <style:text-properties officeooo:rsid="000acf32" officeooo:paragraph-rsid="000acf32"/>
    </style:style>
    <style:style style:name="P4" style:family="paragraph" style:parent-style-name="Standard">
      <style:text-properties officeooo:rsid="000bcae6" officeooo:paragraph-rsid="000bcae6"/>
    </style:style>
    <style:style style:name="P5" style:family="paragraph" style:parent-style-name="Standard">
      <style:text-properties officeooo:rsid="000cb10a" officeooo:paragraph-rsid="000cb10a"/>
    </style:style>
    <style:style style:name="P6" style:family="paragraph" style:parent-style-name="Standard">
      <style:text-properties officeooo:rsid="000df5f9" officeooo:paragraph-rsid="000df5f9"/>
    </style:style>
    <style:style style:name="P7" style:family="paragraph" style:parent-style-name="Standard">
      <style:text-properties officeooo:rsid="000f8884" officeooo:paragraph-rsid="000f8884"/>
    </style:style>
    <style:style style:name="P8" style:family="paragraph" style:parent-style-name="Standard">
      <style:text-properties officeooo:rsid="00116b6c" officeooo:paragraph-rsid="00116b6c"/>
    </style:style>
    <style:style style:name="P9" style:family="paragraph" style:parent-style-name="Standard">
      <style:text-properties officeooo:rsid="001195e7" officeooo:paragraph-rsid="001195e7"/>
    </style:style>
    <style:style style:name="P10" style:family="paragraph" style:parent-style-name="Standard">
      <style:text-properties officeooo:rsid="001199de" officeooo:paragraph-rsid="001199de"/>
    </style:style>
    <style:style style:name="P11" style:family="paragraph" style:parent-style-name="Standard">
      <style:text-properties officeooo:rsid="001199de" officeooo:paragraph-rsid="002d56a7"/>
    </style:style>
    <style:style style:name="P12" style:family="paragraph" style:parent-style-name="Standard">
      <style:text-properties officeooo:rsid="00120861" officeooo:paragraph-rsid="00120861"/>
    </style:style>
    <style:style style:name="P13" style:family="paragraph" style:parent-style-name="Standard">
      <style:text-properties officeooo:rsid="0012dbe8" officeooo:paragraph-rsid="0012dbe8"/>
    </style:style>
    <style:style style:name="P14" style:family="paragraph" style:parent-style-name="Standard">
      <style:text-properties officeooo:rsid="00133ff4" officeooo:paragraph-rsid="00133ff4"/>
    </style:style>
    <style:style style:name="P15" style:family="paragraph" style:parent-style-name="Standard">
      <style:text-properties officeooo:rsid="00149d71" officeooo:paragraph-rsid="00149d71"/>
    </style:style>
    <style:style style:name="P16" style:family="paragraph" style:parent-style-name="Standard">
      <style:text-properties officeooo:rsid="001810a8" officeooo:paragraph-rsid="001810a8"/>
    </style:style>
    <style:style style:name="P17" style:family="paragraph" style:parent-style-name="Standard">
      <style:text-properties officeooo:rsid="001960f5" officeooo:paragraph-rsid="001960f5"/>
    </style:style>
    <style:style style:name="P18" style:family="paragraph" style:parent-style-name="Standard">
      <style:text-properties officeooo:rsid="001c4da7" officeooo:paragraph-rsid="001c4da7"/>
    </style:style>
    <style:style style:name="P19" style:family="paragraph" style:parent-style-name="Standard">
      <style:text-properties officeooo:rsid="001eeec7" officeooo:paragraph-rsid="001eeec7"/>
    </style:style>
    <style:style style:name="P20" style:family="paragraph" style:parent-style-name="Standard">
      <style:text-properties officeooo:rsid="001f988a" officeooo:paragraph-rsid="001f988a"/>
    </style:style>
    <style:style style:name="P21" style:family="paragraph" style:parent-style-name="Standard">
      <style:text-properties officeooo:rsid="001f9f47" officeooo:paragraph-rsid="001f9f47"/>
    </style:style>
    <style:style style:name="P22" style:family="paragraph" style:parent-style-name="Standard">
      <style:text-properties fo:font-style="italic" officeooo:rsid="00133ff4" officeooo:paragraph-rsid="00133ff4" style:font-style-asian="italic" style:font-style-complex="italic"/>
    </style:style>
    <style:style style:name="P23" style:family="paragraph" style:parent-style-name="Standard">
      <style:text-properties officeooo:rsid="0022ba5a" officeooo:paragraph-rsid="0022ba5a"/>
    </style:style>
    <style:style style:name="P24" style:family="paragraph" style:parent-style-name="Standard">
      <style:text-properties officeooo:rsid="0023070f" officeooo:paragraph-rsid="0023070f"/>
    </style:style>
    <style:style style:name="P25" style:family="paragraph" style:parent-style-name="Standard">
      <style:text-properties officeooo:rsid="002590a7" officeooo:paragraph-rsid="002590a7"/>
    </style:style>
    <style:style style:name="P26" style:family="paragraph" style:parent-style-name="Standard">
      <style:text-properties officeooo:rsid="0026fc7a" officeooo:paragraph-rsid="0026fc7a"/>
    </style:style>
    <style:style style:name="P27" style:family="paragraph" style:parent-style-name="Standard">
      <style:text-properties officeooo:rsid="0028da2c" officeooo:paragraph-rsid="0028da2c"/>
    </style:style>
    <style:style style:name="P28" style:family="paragraph" style:parent-style-name="Standard">
      <style:text-properties officeooo:rsid="002a3ae0" officeooo:paragraph-rsid="002a3ae0"/>
    </style:style>
    <style:style style:name="P29" style:family="paragraph" style:parent-style-name="Standard">
      <style:paragraph-properties fo:text-align="justify" style:justify-single-word="false"/>
      <style:text-properties officeooo:rsid="001199de" officeooo:paragraph-rsid="001199de" fo:background-color="#bbe33d"/>
    </style:style>
    <style:style style:name="P30" style:family="paragraph" style:parent-style-name="Standard">
      <style:text-properties officeooo:rsid="002d56a7" officeooo:paragraph-rsid="002d56a7" fo:background-color="#bbe33d"/>
    </style:style>
    <style:style style:name="P31" style:family="paragraph" style:parent-style-name="Standard">
      <style:text-properties officeooo:rsid="002d56a7" officeooo:paragraph-rsid="002d56a7"/>
    </style:style>
    <style:style style:name="P32" style:family="paragraph" style:parent-style-name="Standard">
      <style:text-properties officeooo:rsid="002ec52f" officeooo:paragraph-rsid="002ec52f"/>
    </style:style>
    <style:style style:name="P33" style:family="paragraph" style:parent-style-name="Standard">
      <style:text-properties officeooo:rsid="00309fa1" officeooo:paragraph-rsid="00309fa1"/>
    </style:style>
    <style:style style:name="P34" style:family="paragraph" style:parent-style-name="Standard">
      <style:text-properties officeooo:rsid="003360bf" officeooo:paragraph-rsid="003360bf"/>
    </style:style>
    <style:style style:name="P35" style:family="paragraph" style:parent-style-name="Standard">
      <style:text-properties officeooo:rsid="00357554" officeooo:paragraph-rsid="00357554"/>
    </style:style>
    <style:style style:name="P36" style:family="paragraph" style:parent-style-name="Standard">
      <style:text-properties officeooo:rsid="0035b1bd" officeooo:paragraph-rsid="0035b1bd"/>
    </style:style>
    <style:style style:name="P37" style:family="paragraph" style:parent-style-name="Standard">
      <style:text-properties officeooo:rsid="00364785" officeooo:paragraph-rsid="00364785"/>
    </style:style>
    <style:style style:name="P38" style:family="paragraph" style:parent-style-name="Standard">
      <style:text-properties officeooo:rsid="003821e4" officeooo:paragraph-rsid="003821e4"/>
    </style:style>
    <style:style style:name="P39" style:family="paragraph" style:parent-style-name="Standard">
      <style:text-properties officeooo:rsid="003b48fd" officeooo:paragraph-rsid="003b48fd"/>
    </style:style>
    <style:style style:name="P40" style:family="paragraph" style:parent-style-name="Standard">
      <style:text-properties officeooo:rsid="003b670d" officeooo:paragraph-rsid="003b670d"/>
    </style:style>
    <style:style style:name="P41" style:family="paragraph" style:parent-style-name="Standard">
      <style:text-properties officeooo:rsid="003c1f39" officeooo:paragraph-rsid="003c1f39"/>
    </style:style>
    <style:style style:name="P42" style:family="paragraph" style:parent-style-name="Standard">
      <style:text-properties officeooo:rsid="003cc6a9" officeooo:paragraph-rsid="003cc6a9"/>
    </style:style>
    <style:style style:name="P43" style:family="paragraph" style:parent-style-name="Standard">
      <style:text-properties officeooo:rsid="003e4678" officeooo:paragraph-rsid="003e4678"/>
    </style:style>
    <style:style style:name="P44" style:family="paragraph" style:parent-style-name="Standard">
      <style:text-properties officeooo:rsid="003e5e99" officeooo:paragraph-rsid="003e5e99"/>
    </style:style>
    <style:style style:name="P45" style:family="paragraph" style:parent-style-name="Standard">
      <style:text-properties officeooo:rsid="003fa4e2" officeooo:paragraph-rsid="003fa4e2"/>
    </style:style>
    <style:style style:name="P46" style:family="paragraph" style:parent-style-name="Standard">
      <style:text-properties officeooo:rsid="004030a1" officeooo:paragraph-rsid="004030a1"/>
    </style:style>
    <style:style style:name="P47" style:family="paragraph" style:parent-style-name="Standard">
      <style:text-properties officeooo:rsid="00421021" officeooo:paragraph-rsid="00421021"/>
    </style:style>
    <style:style style:name="P48" style:family="paragraph" style:parent-style-name="Standard">
      <style:text-properties officeooo:rsid="00421021" officeooo:paragraph-rsid="0051aba1"/>
    </style:style>
    <style:style style:name="P49" style:family="paragraph" style:parent-style-name="Standard">
      <style:text-properties officeooo:rsid="0043d839" officeooo:paragraph-rsid="0043d839"/>
    </style:style>
    <style:style style:name="P50" style:family="paragraph" style:parent-style-name="Standard">
      <style:text-properties officeooo:rsid="004577c9" officeooo:paragraph-rsid="004577c9"/>
    </style:style>
    <style:style style:name="P51" style:family="paragraph" style:parent-style-name="Standard">
      <style:text-properties officeooo:rsid="004768fb" officeooo:paragraph-rsid="004768fb"/>
    </style:style>
    <style:style style:name="P52" style:family="paragraph" style:parent-style-name="Standard">
      <style:text-properties officeooo:rsid="0047a845" officeooo:paragraph-rsid="0047a845"/>
    </style:style>
    <style:style style:name="P53" style:family="paragraph" style:parent-style-name="Standard">
      <style:text-properties officeooo:rsid="004b8ea4" officeooo:paragraph-rsid="004b8ea4"/>
    </style:style>
    <style:style style:name="P54" style:family="paragraph" style:parent-style-name="Standard">
      <style:text-properties officeooo:rsid="004c1937" officeooo:paragraph-rsid="004c1937"/>
    </style:style>
    <style:style style:name="P55" style:family="paragraph" style:parent-style-name="Standard">
      <style:text-properties officeooo:rsid="004d26f8" officeooo:paragraph-rsid="004d26f8"/>
    </style:style>
    <style:style style:name="P56" style:family="paragraph" style:parent-style-name="Standard">
      <style:text-properties officeooo:rsid="0050c462" officeooo:paragraph-rsid="0050c462"/>
    </style:style>
    <style:style style:name="P57" style:family="paragraph" style:parent-style-name="Standard">
      <style:text-properties officeooo:rsid="0050c6ac" officeooo:paragraph-rsid="0050c6ac"/>
    </style:style>
    <style:style style:name="P58" style:family="paragraph" style:parent-style-name="Standard">
      <style:text-properties officeooo:rsid="0051aba1" officeooo:paragraph-rsid="0051aba1"/>
    </style:style>
    <style:style style:name="P59" style:family="paragraph" style:parent-style-name="Standard">
      <style:text-properties officeooo:rsid="005388fa" officeooo:paragraph-rsid="005388fa"/>
    </style:style>
    <style:style style:name="P60" style:family="paragraph" style:parent-style-name="Standard">
      <style:text-properties officeooo:rsid="0054f8cd" officeooo:paragraph-rsid="0054f8cd"/>
    </style:style>
    <style:style style:name="P61" style:family="paragraph" style:parent-style-name="Standard">
      <style:text-properties officeooo:rsid="0054f8cd" officeooo:paragraph-rsid="005767f4"/>
    </style:style>
    <style:style style:name="P62" style:family="paragraph" style:parent-style-name="Standard">
      <style:text-properties officeooo:rsid="005767f4" officeooo:paragraph-rsid="005767f4"/>
    </style:style>
    <style:style style:name="P63" style:family="paragraph" style:parent-style-name="Standard">
      <style:text-properties officeooo:rsid="005a1570" officeooo:paragraph-rsid="005a1570"/>
    </style:style>
    <style:style style:name="P64" style:family="paragraph" style:parent-style-name="Standard">
      <style:text-properties officeooo:rsid="005a1570" officeooo:paragraph-rsid="005bd2de"/>
    </style:style>
    <style:style style:name="P65" style:family="paragraph" style:parent-style-name="Standard">
      <style:text-properties officeooo:rsid="005ace8d" officeooo:paragraph-rsid="005ace8d"/>
    </style:style>
    <style:style style:name="P66" style:family="paragraph" style:parent-style-name="Standard">
      <style:text-properties officeooo:rsid="005bd2de" officeooo:paragraph-rsid="005bd2de"/>
    </style:style>
    <style:style style:name="P67" style:family="paragraph" style:parent-style-name="Standard">
      <style:text-properties officeooo:rsid="005d73ed" officeooo:paragraph-rsid="005d73ed"/>
    </style:style>
    <style:style style:name="P68" style:family="paragraph" style:parent-style-name="Standard">
      <style:text-properties officeooo:rsid="005e646a" officeooo:paragraph-rsid="005e646a"/>
    </style:style>
    <style:style style:name="P69" style:family="paragraph" style:parent-style-name="Standard">
      <style:paragraph-properties fo:break-before="page"/>
      <style:text-properties officeooo:rsid="0035b1bd" officeooo:paragraph-rsid="0035b1bd"/>
    </style:style>
    <style:style style:name="P70" style:family="paragraph" style:parent-style-name="Standard">
      <style:text-properties officeooo:rsid="00098505" officeooo:paragraph-rsid="00098505"/>
    </style:style>
    <style:style style:name="P71" style:family="paragraph" style:parent-style-name="Standard">
      <style:text-properties officeooo:rsid="005fccf3" officeooo:paragraph-rsid="005fccf3" fo:background-color="#bbe33d"/>
    </style:style>
    <style:style style:name="P72" style:family="paragraph" style:parent-style-name="Standard">
      <style:text-properties officeooo:rsid="005fccf3" officeooo:paragraph-rsid="005fccf3" fo:background-color="#ff0000"/>
    </style:style>
    <style:style style:name="P73" style:family="paragraph" style:parent-style-name="Standard">
      <style:text-properties officeooo:rsid="005fccf3" officeooo:paragraph-rsid="005fccf3" fo:background-color="#ff8000"/>
    </style:style>
    <style:style style:name="P74" style:family="paragraph" style:parent-style-name="Standard">
      <style:text-properties officeooo:rsid="005fccf3" officeooo:paragraph-rsid="005fccf3" fo:background-color="#ffff00"/>
    </style:style>
    <style:style style:name="P75" style:family="paragraph" style:parent-style-name="Standard">
      <style:text-properties officeooo:rsid="005fccf3" officeooo:paragraph-rsid="005fccf3" fo:background-color="#00a933"/>
    </style:style>
    <style:style style:name="P76" style:family="paragraph" style:parent-style-name="Standard">
      <style:text-properties officeooo:rsid="000cb10a" officeooo:paragraph-rsid="000cb10a"/>
    </style:style>
    <style:style style:name="P77" style:family="paragraph" style:parent-style-name="Standard">
      <style:text-properties officeooo:rsid="00610688" officeooo:paragraph-rsid="00610688"/>
    </style:style>
    <style:style style:name="P78" style:family="paragraph" style:parent-style-name="Standard">
      <style:text-properties officeooo:rsid="00617bcf" officeooo:paragraph-rsid="00617bcf"/>
    </style:style>
    <style:style style:name="P79" style:family="paragraph" style:parent-style-name="Standard">
      <style:text-properties officeooo:rsid="00628514" officeooo:paragraph-rsid="00628514"/>
    </style:style>
    <style:style style:name="P80" style:family="paragraph" style:parent-style-name="Standard">
      <style:text-properties officeooo:rsid="000df5f9" officeooo:paragraph-rsid="000df5f9"/>
    </style:style>
    <style:style style:name="P81" style:family="paragraph" style:parent-style-name="Standard">
      <style:text-properties officeooo:rsid="00634dc9" officeooo:paragraph-rsid="00634dc9"/>
    </style:style>
    <style:style style:name="P82" style:family="paragraph" style:parent-style-name="Standard">
      <style:text-properties officeooo:rsid="0063ddd6" officeooo:paragraph-rsid="0063ddd6"/>
    </style:style>
    <style:style style:name="P83" style:family="paragraph" style:parent-style-name="Standard">
      <style:text-properties officeooo:rsid="006528d1" officeooo:paragraph-rsid="006528d1"/>
    </style:style>
    <style:style style:name="P84" style:family="paragraph" style:parent-style-name="Standard">
      <style:text-properties officeooo:rsid="00663968" officeooo:paragraph-rsid="00663968"/>
    </style:style>
    <style:style style:name="P85" style:family="paragraph" style:parent-style-name="Standard">
      <style:text-properties officeooo:rsid="00116b6c" officeooo:paragraph-rsid="00116b6c"/>
    </style:style>
    <style:style style:name="P86" style:family="paragraph" style:parent-style-name="Standard">
      <style:text-properties officeooo:rsid="0067a1cd" officeooo:paragraph-rsid="0067a1cd"/>
    </style:style>
    <style:style style:name="P87" style:family="paragraph" style:parent-style-name="Standard">
      <style:text-properties officeooo:rsid="00133ff4" officeooo:paragraph-rsid="00133ff4"/>
    </style:style>
    <style:style style:name="P88" style:family="paragraph" style:parent-style-name="Standard">
      <style:text-properties officeooo:rsid="006ac18e" officeooo:paragraph-rsid="006ac18e"/>
    </style:style>
    <style:style style:name="P89" style:family="paragraph" style:parent-style-name="Standard">
      <style:text-properties officeooo:rsid="00149d71" officeooo:paragraph-rsid="00149d71"/>
    </style:style>
    <style:style style:name="P90" style:family="paragraph" style:parent-style-name="Standard">
      <style:text-properties officeooo:rsid="0012dbe8" officeooo:paragraph-rsid="0012dbe8"/>
    </style:style>
    <style:style style:name="P91" style:family="paragraph" style:parent-style-name="Standard">
      <style:paragraph-properties fo:text-align="justify" style:justify-single-word="false"/>
      <style:text-properties officeooo:rsid="0012dbe8" officeooo:paragraph-rsid="0012dbe8"/>
    </style:style>
    <style:style style:name="P92" style:family="paragraph" style:parent-style-name="Standard">
      <style:paragraph-properties fo:text-align="justify" style:justify-single-word="false"/>
      <style:text-properties officeooo:rsid="006b51c7" officeooo:paragraph-rsid="006b51c7"/>
    </style:style>
    <style:style style:name="P93" style:family="paragraph" style:parent-style-name="Standard">
      <style:paragraph-properties fo:text-align="justify" style:justify-single-word="false"/>
      <style:text-properties officeooo:rsid="006ce020" officeooo:paragraph-rsid="006ce020"/>
    </style:style>
    <style:style style:name="P94" style:family="paragraph" style:parent-style-name="Standard">
      <style:paragraph-properties fo:text-align="justify" style:justify-single-word="false"/>
      <style:text-properties officeooo:rsid="006dc37b" officeooo:paragraph-rsid="006dc37b"/>
    </style:style>
    <style:style style:name="P95" style:family="paragraph" style:parent-style-name="Standard">
      <style:text-properties officeooo:rsid="004577c9" officeooo:paragraph-rsid="004577c9"/>
    </style:style>
    <style:style style:name="P96" style:family="paragraph" style:parent-style-name="Standard">
      <style:text-properties officeooo:rsid="006f9a21" officeooo:paragraph-rsid="006f9a21"/>
    </style:style>
    <style:style style:name="P97" style:family="paragraph" style:parent-style-name="Standard">
      <style:text-properties officeooo:rsid="001195e7" officeooo:paragraph-rsid="001195e7"/>
    </style:style>
    <style:style style:name="P98" style:family="paragraph" style:parent-style-name="Standard">
      <style:text-properties officeooo:rsid="00712c22" officeooo:paragraph-rsid="00712c22"/>
    </style:style>
    <style:style style:name="P99" style:family="paragraph" style:parent-style-name="Standard">
      <style:text-properties officeooo:rsid="00751bc9" officeooo:paragraph-rsid="00751bc9"/>
    </style:style>
    <style:style style:name="P100" style:family="paragraph" style:parent-style-name="Standard">
      <style:text-properties officeooo:rsid="00773395" officeooo:paragraph-rsid="00773395"/>
    </style:style>
    <style:style style:name="P101" style:family="paragraph" style:parent-style-name="Standard">
      <style:text-properties officeooo:rsid="00798c46" officeooo:paragraph-rsid="00798c46"/>
    </style:style>
    <style:style style:name="P102" style:family="paragraph" style:parent-style-name="Standard">
      <style:text-properties officeooo:rsid="00798c46" officeooo:paragraph-rsid="007a5e21"/>
    </style:style>
    <style:style style:name="P103" style:family="paragraph" style:parent-style-name="Standard">
      <style:text-properties officeooo:rsid="001810a8" officeooo:paragraph-rsid="001810a8"/>
    </style:style>
    <style:style style:name="P104" style:family="paragraph" style:parent-style-name="Standard">
      <style:text-properties officeooo:rsid="007be3d5" officeooo:paragraph-rsid="007be3d5"/>
    </style:style>
    <style:style style:name="P105" style:family="paragraph" style:parent-style-name="Standard">
      <style:text-properties officeooo:rsid="007be3d5" officeooo:paragraph-rsid="007dcee4"/>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officeooo:rsid="0058aa75"/>
    </style:style>
    <style:style style:name="T31" style:family="text">
      <style:text-properties officeooo:rsid="005ace8d"/>
    </style:style>
    <style:style style:name="T32" style:family="text">
      <style:text-properties officeooo:rsid="005d73ed"/>
    </style:style>
    <style:style style:name="T33" style:family="text">
      <style:text-properties officeooo:rsid="00634dc9"/>
    </style:style>
    <style:style style:name="T34" style:family="text">
      <style:text-properties officeooo:rsid="006528d1"/>
    </style:style>
    <style:style style:name="T35" style:family="text">
      <style:text-properties officeooo:rsid="00663968"/>
    </style:style>
    <style:style style:name="T36" style:family="text">
      <style:text-properties officeooo:rsid="0067a1cd"/>
    </style:style>
    <style:style style:name="T37" style:family="text">
      <style:text-properties officeooo:rsid="00698351"/>
    </style:style>
    <style:style style:name="T38" style:family="text">
      <style:text-properties officeooo:rsid="006b51c7"/>
    </style:style>
    <style:style style:name="T39" style:family="text">
      <style:text-properties officeooo:rsid="00712c22"/>
    </style:style>
    <style:style style:name="T40" style:family="text">
      <style:text-properties officeooo:rsid="007313b6"/>
    </style:style>
    <style:style style:name="T41" style:family="text">
      <style:text-properties officeooo:rsid="0074a7f5"/>
    </style:style>
    <style:style style:name="T42" style:family="text">
      <style:text-properties officeooo:rsid="00751bc9"/>
    </style:style>
    <style:style style:name="T43" style:family="text">
      <style:text-properties officeooo:rsid="007637ff"/>
    </style:style>
    <style:style style:name="T44" style:family="text">
      <style:text-properties officeooo:rsid="0076e794"/>
    </style:style>
    <style:style style:name="T45" style:family="text">
      <style:text-properties officeooo:rsid="00778dc4"/>
    </style:style>
    <style:style style:name="T46" style:family="text">
      <style:text-properties officeooo:rsid="007a3000"/>
    </style:style>
    <style:style style:name="T47" style:family="text">
      <style:text-properties officeooo:rsid="007a5e21"/>
    </style:style>
    <style:style style:name="T48" style:family="text">
      <style:text-properties officeooo:rsid="007b53b1"/>
    </style:style>
    <style:style style:name="T49" style:family="text">
      <style:text-properties officeooo:rsid="007be3d5"/>
    </style:style>
    <style:style style:name="T50" style:family="text">
      <style:text-properties officeooo:rsid="007dce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NIMACIÓN LIME 1</text:p>
      <text:p text:style-name="P72">PLANTEAR SITUACIÓN ACTUAL <text:s/>RED</text:p>
      <text:p text:style-name="P73">CRITICAR SITUACIÓN ACTUAL ORANGE</text:p>
      <text:p text:style-name="P74">PROPONER COSAS YELLOW</text:p>
      <text:p text:style-name="P75">CONCLUSIONES Y WRAP UP GREEN</text:p>
      <text:p text:style-name="P1"/>
      <text:p text:style-name="P1"/>
      <text:p text:style-name="P1"/>
      <text:p text:style-name="P1">Protagonista: no se dice nombre, pero va a ser “Raúl”</text:p>
      <text:p text:style-name="P1"/>
      <text:p text:style-name="P2">DORMITORIO. INT – DÍA</text:p>
      <text:p text:style-name="P1"/>
      <text:p text:style-name="P1">Suena el despertador. Marca las 7:00. Raúl se despierta.</text:p>
      <text:p text:style-name="P1"/>
      <text:p text:style-name="P2">CUARTO DE BAÑO. INT – DÍA</text:p>
      <text:p text:style-name="P1"/>
      <text:p text:style-name="P1">Se cepilla los dientes mientras escucha alguna noticia en la radio</text:p>
      <text:p text:style-name="P1"/>
      <text:p text:style-name="P2">COCHE. EXT – DÍA</text:p>
      <text:p text:style-name="P1"/>
      <text:p text:style-name="P1">Raúl soporta una cola kilométrica mientras conduce al trabajo</text:p>
      <text:p text:style-name="P1"/>
      <text:p text:style-name="P1">OFF</text:p>
      <text:p text:style-name="P1"/>
      <text:p text:style-name="P3">--- un pensamiento aquí ---</text:p>
      <text:p text:style-name="P3"/>
      <text:p text:style-name="P3"/>
      <text:p text:style-name="P3">CORTA A:</text:p>
      <text:p text:style-name="P3"/>
      <text:p text:style-name="P3">INSTITUTO. EXT – DÍA</text:p>
      <text:p text:style-name="P3"/>
      <text:p text:style-name="P3">Alumnos entrando al colegio</text:p>
      <text:p text:style-name="P3"/>
      <text:p text:style-name="P3">PASA A:</text:p>
      <text:p text:style-name="P3"/>
      <text:p text:style-name="P3">AULA . INT – DÍA</text:p>
      <text:p text:style-name="P3"/>
      <text:p text:style-name="P3">Raúl escribe en la pizarra: Repaso de matrices</text:p>
      <text:p text:style-name="P3"/>
      <text:p text:style-name="P3">La actitud de los alumnos es “realista”: hablan entre ellos, miran el móvil a escondidas, dibujan en una libreta</text:p>
      <text:p text:style-name="P3"/>
      <text:p text:style-name="P3">RAÚL</text:p>
      <text:p text:style-name="P3"/>
      <text:p text:style-name="P3">Tengo los resultados del examen de matrices. (Todos se callan). Primero voy a decir las notas, y luego vamos a ver la solución en la pizarra, ¿os parece? A ver… Laura Luengo, 5 con 5; Jesús Rodriguez, 4 con 5; Clara Moto, 7 con 5; Javier Imbroda, ocho; Pablo Contreras, 3 con 8; …. etc…</text:p>
      <text:p text:style-name="P3"/>
      <text:p text:style-name="P3">OFF</text:p>
      <text:p text:style-name="P3"/>
      <text:p text:style-name="P3">--- ----</text:p>
      <text:p text:style-name="P3"/>
      <text:p text:style-name="P3"><text:soft-page-break/>RAÚL</text:p>
      <text:p text:style-name="P3"/>
      <text:p text:style-name="P3">A ver, vamos a calcular el inverso de esta matrix. ¿Pablo?</text:p>
      <text:p text:style-name="P3"/>
      <text:p text:style-name="P3">PABLO</text:p>
      <text:p text:style-name="P3"/>
      <text:p text:style-name="P3">Tch! Profesor, <text:span text:style-name="T17">no fastidie</text:span>, ya no me acuerdo, <text:span text:style-name="T17">que </text:span>el examen fue hace tres dí<text:span text:style-name="T1">as.</text:span></text:p>
      <text:p text:style-name="P3"/>
      <text:p text:style-name="P4">RAÚL</text:p>
      <text:p text:style-name="P4"/>
      <text:p text:style-name="P4">Ah, o sea, que tú estudias para el examen</text:p>
      <text:p text:style-name="P4"/>
      <text:p text:style-name="P4">OFF</text:p>
      <text:p text:style-name="P4"/>
      <text:p text:style-name="P4"><text:span text:style-name="T25">Pausa, pausa. </text:span>Los profesores tenemos buenas intenciones. Nunca he conocido a ningún compañero que esté de acuerdo en que los alumnos memoricen como loros. Pero no podemos engañarnos: memorizar sigue siendo la estrategia que ofrece mayor tasa de éxito</text:p>
      <text:p text:style-name="P4"/>
      <text:p text:style-name="P4"><text:s text:c="23"/></text:p>
      <text:p text:style-name="P19">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9"/>
      <text:p text:style-name="P39">PERSONAJE RETRÓGRADO <text:span text:style-name="T25">(a lo finales del xix / pantuflo zapatilla)</text:span></text:p>
      <text:p text:style-name="P39"/>
      <text:p text:style-name="P39">Pues así se ha hecho toda la vida</text:p>
      <text:p text:style-name="P39"/>
      <text:p text:style-name="P39"/>
      <text:p text:style-name="P39">Y así nos va. <text:span text:style-name="T25">Bueno, tampoco nos va tan mal, ¿no?</text:span></text:p>
      <text:p text:style-name="P39"/>
      <text:p text:style-name="P39"/>
      <text:p text:style-name="P39"/>
      <text:p text:style-name="P39"/>
      <text:p text:style-name="P40">y es cierto que a lo largo de estos doscientos años ha habido mucha pugna. Ha habido una sucesión de leyes educativas, LOGSES, LOEs, LOCEs y una interminable sucesión de acróniumos; pero la escuela sigue siendo en esencia lo mismos. Para lo que se hayan perdido los últimos doscientos años de educación, es algo así:</text:p>
      <text:p text:style-name="P40"/>
      <text:p text:style-name="P41">Un grupo de expertos 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41"/>
      <text:p text:style-name="P41">Es un esquema que está un poco anticuado.</text:p>
      <text:p text:style-name="P41"/>
      <text:p text:style-name="P41">Y gobernante tras gobernante se ajusta un parámetro aquí, se toca algo por allá, se introducen las competencias básicas… pero en la vida práctica del día a día, todo sigue esencialmente inalterado.</text:p>
      <text:p text:style-name="P41"/>
      <text:p text:style-name="P41"/>
      <text:p text:style-name="P41"/>
      <text:p text:style-name="P41">¿Pero hay otra forma de formar que no sea esta?</text:p>
      <text:p text:style-name="P41"><text:soft-page-break/></text:p>
      <text:p text:style-name="P41"/>
      <text:p text:style-name="P41"/>
      <text:p text:style-name="P42">Que las cosas hayan “sido así siempre” no implica nada positivo ni negativo. Mira, voy a utilizar un coche de estos hoy, a ver qué tal. Toda la vida hemos tenido nuestro coche privado; esto es un esquema interesante; coger un coche cualquiera que está aparcado en la calle; pagas sólo por el tiempo que conduces, y luego lo sueltas en cualquier calle del centro de Madrid. Mira qué cómodo. Conducir hasta tu destino y aparcar en la puerta. Si eso no se suele poder 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39"/>
      <text:p text:style-name="P39"/>
      <text:p text:style-name="P56">Deberíamos a estas alturas saber ya que información y conocimiento no son la misma cosa</text:p>
      <text:p text:style-name="P39"/>
      <text:p text:style-name="P39"/>
      <text:p text:style-name="P56">Vamos a hacer un pequeño experimento. Mira estas dos imágenes <text:span text:style-name="T26">durante cinco segundos</text:span>. La primera: <text:span text:style-name="T26">vaca; la segunda: postits de colores. Te lo preguntaré dentro de 10 minutos...</text:span></text:p>
      <text:p text:style-name="P39"/>
      <text:p text:style-name="P39"/>
      <text:p text:style-name="P39"/>
      <text:p text:style-name="P42">Un total cambio de paradigma?? Eso suena muy radical, ¿no?</text:p>
      <text:p text:style-name="P42"/>
      <text:p text:style-name="P42"/>
      <text:p text:style-name="P43">El modelo de broadcast. El cerebro decide, los músculos responden.</text:p>
      <text:p text:style-name="P43"/>
      <text:p text:style-name="P43"/>
      <text:p text:style-name="P43"/>
      <text:p text:style-name="P43">Si dieramos a nuestros estudiantes razones para esforzarse, alas para hacer volar su imaginación, libertad para pavimentar sus propios caminos… la escuela sería maravillosa, ¿no?</text:p>
      <text:p text:style-name="P43"/>
      <text:p text:style-name="P43"/>
      <text:p text:style-name="P43">No</text:p>
      <text:p text:style-name="P43">(sonido de chasco)</text:p>
      <text:p text:style-name="P43"/>
      <text:p text:style-name="P43"/>
      <text:p text:style-name="P43"/>
      <text:p text:style-name="P43"/>
      <text:p text:style-name="P43">No tan rápido. Nos hemos elaborado nosotros solos una sopa cultural tal que la educación está muy desvalorizada. No es más que una herramienta para acceder a un puesto laboral. </text:p>
      <text:p text:style-name="P43"/>
      <text:p text:style-name="P43">Una vez tuve un alumno en clase particular. Yo me empeñé en esforzarme a fondo con esta persona, y le expliqué mi punto de vista: si perdemos tiempo en hacer que comprendas lo que estás haciendo, te costará mucho menos trabajo aprender y aprobar la asignatura.</text:p>
      <text:p text:style-name="P43"/>
      <text:p text:style-name="P43">¡Qué guay! Dijo…. No, un momento, no dijo eso, dijo…</text:p>
      <text:p text:style-name="P43"/>
      <text:p text:style-name="P43">Déjame de rollos, profesor, y dime las fórmulas que hay que aplicar en cada caso.</text:p>
      <text:p text:style-name="P43"/>
      <text:p text:style-name="P43"/>
      <text:p text:style-name="P43">Aquello me dejó un poco torcido.</text:p>
      <text:p text:style-name="P43"><text:soft-page-break/></text:p>
      <text:p text:style-name="P43"/>
      <text:p text:style-name="P57">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43"/>
      <text:p text:style-name="P43"/>
      <text:p text:style-name="P43">¿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43"/>
      <text:p text:style-name="P44">Títulos de crédito.</text:p>
      <text:p text:style-name="P44"/>
      <text:p text:style-name="P44">Bueno, bueno, espera un momento…. </text:p>
      <text:p text:style-name="P43"/>
      <text:p text:style-name="P43"/>
      <text:p text:style-name="P45">Una de las preguntas que me he hecho a menudo es, ¿queremos cambiar la escuela? ¿por qué? ¿para qué?</text:p>
      <text:p text:style-name="P45"/>
      <text:p text:style-name="P45">¿Cuál es el objetivo de ir al colegio?</text:p>
      <text:p text:style-name="P45"/>
      <text:p text:style-name="P45">¿Es amaestrar a los niños?</text:p>
      <text:p text:style-name="P45">¿Crear ciudadanos obedientes?</text:p>
      <text:p text:style-name="P45">¿Trabajadores capaces?</text:p>
      <text:p text:style-name="P45"/>
      <text:p text:style-name="P45">Si no definimos el objetivo de la escuela, no tiene sentido seguir preguntándose cosas. ¿Por qué hay que ir al colegio?</text:p>
      <text:p text:style-name="P45"/>
      <text:p text:style-name="P45"/>
      <text:p text:style-name="P46">Y así es: quienes participan en menor medida en el proceso educativo son quienes son los protagonistas: los alumnos</text:p>
      <text:p text:style-name="P46"/>
      <text:p text:style-name="P46">¿Debe esto ser así?</text:p>
      <text:p text:style-name="P46"/>
      <text:p text:style-name="P46">Depende de para qué</text:p>
      <text:p text:style-name="P46"/>
      <text:p text:style-name="P46">¿Para qué la escuela?</text:p>
      <text:p text:style-name="P46"/>
      <text:p text:style-name="P46"/>
      <text:p text:style-name="P46"/>
      <text:p text:style-name="P47">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47"/>
      <text:p text:style-name="P47">Un poco frío, ¿no?</text:p>
      <text:p text:style-name="P47"/>
      <text:p text:style-name="P47">Visto así…. </text:p>
      <text:p text:style-name="P47"/>
      <text:p text:style-name="P47"/>
      <text:p text:style-name="P47"><text:soft-page-break/>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internet; un mejor caldo de cultivo para la copia y propagación de modelos establecidos: “al señor profesor se lo respeta, porque es el profesor”</text:p>
      <text:p text:style-name="P47"/>
      <text:p text:style-name="P47">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47"/>
      <text:p text:style-name="P47"/>
      <text:p text:style-name="P58">Entonces, si las carreras de obstáculos que son los exámenes no sirven para nada, ¿debemos eliminar los exámenes?</text:p>
      <text:p text:style-name="P58"/>
      <text:p text:style-name="P58"/>
      <text:p text:style-name="P58">Es muy posible que la misión de los exámenes como elemento de obligación cumpla su función. Pero la lucha por la obtención de una nota numérica que quedará estampada a fuego en su expediente tal vez no sea la mejor manera de hacer las cosas.</text:p>
      <text:p text:style-name="P58"/>
      <text:p text:style-name="P58">¿Proyectos? ¿Producir materiales usables?</text:p>
      <text:p text:style-name="P58"/>
      <text:p text:style-name="P58">¿Qué demostraría mejor que un alumno tiene conocimientos?</text:p>
      <text:p text:style-name="P58"/>
      <text:p text:style-name="P58">A) Una prueba escrita donde debe contestar a preguntas de los contenidos del libro de texto</text:p>
      <text:p text:style-name="P58"/>
      <text:p text:style-name="P58">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58"/>
      <text:p text:style-name="P58">Ya…. Pero la opción A) es algo factible, rentable…. Es evaluación en cadena de montaje. Educación con conservantes y estabilizador del sabor.</text:p>
      <text:p text:style-name="P58">La opción B) es artesanal ,orgánica…. No es tan rentable</text:p>
      <text:p text:style-name="P58"/>
      <text:p text:style-name="P58">Debe ser la escuela rentable?? ¿Qué es lo que quiere decir esto?</text:p>
      <text:p text:style-name="P58"/>
      <text:p text:style-name="P48"/>
      <text:p text:style-name="P46"/>
      <text:p text:style-name="P46">¿<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46"/>
      <text:p text:style-name="P49">No es de extrañar que el modelo educativo esté planteado como una cadena de montaje.</text:p>
      <text:p text:style-name="P49"/>
      <text:p text:style-name="P49">¿Pero debería ser eso la escuela? ¿Querría una escuela así para mí mismo?</text:p>
      <text:p text:style-name="P49"/>
      <text:p text:style-name="P49">Por supuesto que no.</text:p>
      <text:p text:style-name="P49"/>
      <text:p text:style-name="P49"><text:soft-page-break/>En la antigua grecia, la escuela se concebía como un espacio abierto de análisis y cuestionamiento. El modelo de los contenidos centralizados es un producto de la mentalidad industrial.</text:p>
      <text:p text:style-name="P49"/>
      <text:p text:style-name="P49">¿Qué queremos obtener?</text:p>
      <text:p text:style-name="P49"/>
      <text:p text:style-name="P49">¿Trabajadores? <text:s/>¿ciudadanos? <text:s/>¿personas?</text:p>
      <text:p text:style-name="P42"/>
      <text:p text:style-name="P42">¿<text:span text:style-name="T21">Tan malo sería que se abriera la puerta a que cualquier miembro de la comunidad educativa pudiera proponer contenidos?</text:span></text:p>
      <text:p text:style-name="P42"/>
      <text:p text:style-name="P49">Pero entonces… ¿quién se ocupa de que sean los contenidos adecuados?</text:p>
      <text:p text:style-name="P49"/>
      <text:p text:style-name="P49">Pero… adecuados, ¿para qué?</text:p>
      <text:p text:style-name="P49"/>
      <text:p text:style-name="P49">En realidad, <text:span text:style-name="T19">¿</text:span>n<text:span text:style-name="T19">o sería ya de por sí un gran logro conseguir que un estudiante quiera, tenga el impulso de traer algo, o hablar de algo?</text:span></text:p>
      <text:p text:style-name="P39"/>
      <text:p text:style-name="P19"/>
      <text:p text:style-name="P19">Acaso no sentirán que queremos amaestrarlos?? Como un león pasando por un aro llameante en un circo. (calcúlame esta derivada)</text:p>
      <text:p text:style-name="P4"/>
      <text:p text:style-name="P4"/>
      <text:p text:style-name="P4">Hay una disparidad entre el ideal y las intenciones, y lo que pasa realmente. ¿Por qué?</text:p>
      <text:p text:style-name="P4"/>
      <text:p text:style-name="P4">Bueno, el esquema tradicional es más sencillo de ejecutar. A los seres humanos nos gusta tener un plan de acción concreto. Una lista de instrucciones para ejecutar una detrás de otra. El procedimiento está claramente definido.</text:p>
      <text:p text:style-name="P4"/>
      <text:p text:style-name="P4"/>
      <text:p text:style-name="P4">El conocimiento que se enseña en el colegio es el producto destilado de cientos de años de investigación y esfuerzo, ofrecido gratis y con buena voluntad; es un regalo maravilloso…. Y el mayor de los tostones.</text:p>
      <text:p text:style-name="P4"/>
      <text:p text:style-name="P4">Muchas veces me han preguntado. ¿Para qué quiero saber matrices? Cuando un adolescente hace una pregunta así, los adultos entramos en un estado de pánico neurológico, y nos esforzamos por encontrar enseguida una justificación</text:p>
      <text:p text:style-name="P4"/>
      <text:p text:style-name="P4">PERSONA 1</text:p>
      <text:p text:style-name="P4"/>
      <text:p text:style-name="P4">Las matrices son muy importantes</text:p>
      <text:p text:style-name="P4"/>
      <text:p text:style-name="P4">PERSONA 2</text:p>
      <text:p text:style-name="P4"/>
      <text:p text:style-name="P4">Uf… tienen muchísimas aplicaciones</text:p>
      <text:p text:style-name="P4"/>
      <text:p text:style-name="P4">PERSONA 3</text:p>
      <text:p text:style-name="P4"/>
      <text:p text:style-name="P4">Pues para… tener un trabajo el día de mañana</text:p>
      <text:p text:style-name="P4"/>
      <text:p text:style-name="P4">Nos espeluzna la idea de que alguien ponga en tela de juicio la validez del currículum. ¿queréis que os de mi opinión franca con casi cuarenta años? ¿Sabéis para qué sirven las matrices? La mayor parte de las veces, para nada.</text:p>
      <text:p text:style-name="P4"><text:soft-page-break/></text:p>
      <text:p text:style-name="P5">Nuestros hijos tienen que estar preparados para el día de mañana. El mundo es muy competitivo, y sólo los que tengan mejores calificaciones obtendrán los mejores trabajos.</text:p>
      <text:p text:style-name="P5"/>
      <text:p text:style-name="P5"/>
      <text:p text:style-name="P77">La cultura del envase. Ese envase; esa prenda elegante, ese traje con corbata; son la guinda del pastel de lo que ha conseguido nuestra cultura. Nos vestimos de manera elegante para simbolizar nuestro aprecio o nuestro respeto. 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77"/>
      <text:p text:style-name="P78">Pero vivimos en un mundo veloz, y hay que tomar decisiones deprisa.</text:p>
      <text:p text:style-name="P78"/>
      <text:p text:style-name="P78">¿Entrevista de trabajo? ¿Viene bien vestido? ¿Ha trabajado antes una cantidad de años en otra empresa, para garantizar inver tir bien el coste de un sueldo?</text:p>
      <text:p text:style-name="P78">¿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 mirando el CV a estos trabajadores veloces que se han formado realizando exámenes de manera veloz.</text:p>
      <text:p text:style-name="P79"/>
      <text:p text:style-name="P79">Que las cosas tengan que ser rápidas y competitivas no es consecuencia del mundo natural; son las reglas de nuestro juego</text:p>
      <text:p text:style-name="P79"/>
      <text:p text:style-name="P79">¿Qué sería de un mundop en el que se produjeran menos bienes y servicios?</text:p>
      <text:p text:style-name="P79"/>
      <text:p text:style-name="P79">Pero si nos estamos cargando el mundo a base de producir bienes y servicios…. Ahora nos estamos empezando a dar cuenta de esto; tenemos que <text:s/>cambiar algunos parámetros si queremos llegar al siglo que viene; también tendríamos que cambiar algunos parámetros en la escuela</text:p>
      <text:p text:style-name="P79"/>
      <text:p text:style-name="P79">¿Qué problema tan grande puede causar esta botellita de plástico? Estás exagerando…</text:p>
      <text:p text:style-name="P79"/>
      <text:p text:style-name="P79">Una no, pero las miles de millones que se consumen a diario sí</text:p>
      <text:p text:style-name="P79"/>
      <text:p text:style-name="P79"/>
      <text:p text:style-name="P79">¿De verdad tiene que ser la escuela el comienzo de esta carrera de ratas, el primer peldaño de una escalera de éxito social y laboral?</text:p>
      <text:p text:style-name="P79"/>
      <text:p text:style-name="P78"/>
      <text:p text:style-name="P78">¿De verdad es lo que queremos? Personalmente, lo dudo.</text:p>
      <text:p text:style-name="P5"/>
      <text:p text:style-name="P79">Pero aunque fuera así, tampoco en ese sentido se está haciendo lo mejor posible.</text:p>
      <text:p text:style-name="P79"/>
      <text:p text:style-name="P79"/>
      <text:p text:style-name="P79"/>
      <text:p text:style-name="P79"/>
      <text:p text:style-name="P79"/>
      <text:p text:style-name="P79"><text:soft-page-break/>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79"/>
      <text:p text:style-name="P79"/>
      <text:p text:style-name="P79">¿<text:span text:style-name="T33">Un croissant en una panadería a un euro la pieza? Pufff… carísimo, en el mercadona tengo quince croissants, individualmente envueltos, por cierto, por un euro veinte. ¿La diferencia? No se nota… Los dos están buenísimos… (ironizando)</text:span></text:p>
      <text:p text:style-name="P5"/>
      <text:p text:style-name="P5"/>
      <text:p text:style-name="P5">Bueno, vale, vale, stop. Recapitulemos.</text:p>
      <text:p text:style-name="P5"/>
      <text:p text:style-name="P5">¿De dónde proviene esta obsesión con los contenidos? Contenidos, contenidos, contenidos…. Tratamos de cargar a nuestros jóvenes con información como si se tratara de pendrives.</text:p>
      <text:p text:style-name="P5"/>
      <text:p text:style-name="P6">Es como un ejercicio mal hecho</text:p>
      <text:p text:style-name="P6"/>
      <text:p text:style-name="P6"/>
      <text:p text:style-name="P6">¿<text:span text:style-name="T33">De verdad queremos la escuela del bigger, better, faster?</text:span></text:p>
      <text:p text:style-name="P6"/>
      <text:p text:style-name="P6"/>
      <text:p text:style-name="P81">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81"/>
      <text:p text:style-name="P81">De una mejor escuela podrían salir mejores personas, que serían mejores empleadores y mejores empleados. </text:p>
      <text:p text:style-name="P81"/>
      <text:p text:style-name="P81">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81"/>
      <text:p text:style-name="P81"/>
      <text:p text:style-name="P81">Así que, dejémoslo todo como está.</text:p>
      <text:p text:style-name="P81"/>
      <text:p text:style-name="P81"/>
      <text:p text:style-name="P81">PERSONAJE RETRÓGRADO</text:p>
      <text:p text:style-name="P81"/>
      <text:p text:style-name="P81">Bien, veo que por fin entras en razón.</text:p>
      <text:p text:style-name="P81"/>
      <text:p text:style-name="P81"/>
      <text:p text:style-name="P81">Sí. Debería terminar mi turno aquí, irme a casa, poner Netflix en mi televisor 4K y pedir un Glovo o algo. </text:p>
      <text:p text:style-name="P81"/>
      <text:p text:style-name="P82">Anuncio de un helado en TV.</text:p>
      <text:p text:style-name="P82"/>
      <text:p text:style-name="P82">¿Ésta es la aventura de vivir? ¿Un helado? <text:span text:style-name="T34">Venga ya…</text:span></text:p>
      <text:p text:style-name="P82"/>
      <text:p text:style-name="P83">Venga ya, masculinidad a 60€. Éxito a 30€. Sensualidad a 85. Juventud a 230 al mes. ¿Y esto sigue funcionando, a estas alturas? ¿Y nos extraña que la escuela de hoy sea como es, siendo la proyección de esto?</text:p>
      <text:p text:style-name="P83"><text:soft-page-break/></text:p>
      <text:p text:style-name="P84">Con ese maravilloso y bien remunerado trabajo que mi hijo va a conseguir, lo tendrá todo- Quizá no. Prueba a pasar más tiempo con tus hijos. Prueba a viajar má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84"/>
      <text:p text:style-name="P84">Nuestro sistema el protectivo en exceso.</text:p>
      <text:p text:style-name="P84"/>
      <text:p text:style-name="P84"/>
      <text:p text:style-name="P83"/>
      <text:p text:style-name="P6"/>
      <text:p text:style-name="P6"/>
      <text:p text:style-name="P6">PASA A:</text:p>
      <text:p text:style-name="P6"/>
      <text:p text:style-name="P6">SALA DE DEPORTE. INT – DÍA</text:p>
      <text:p text:style-name="P6"/>
      <text:p text:style-name="P6">Raúl prueba diferentes máquinas. Sube a la cinta de correr y corre.</text:p>
      <text:p text:style-name="P6"/>
      <text:p text:style-name="P6">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6"/>
      <text:p text:style-name="P6"/>
      <text:p text:style-name="P6">Si la enseñanza y el aprendizaje se realizaran de la manera correcta, costaría menos trabajo a profesores y alumnos. Estoy hablando de obtener mejores resultados, esforzándose menos.</text:p>
      <text:p text:style-name="P6"/>
      <text:p text:style-name="P6">En serio, no trabajés tanto.</text:p>
      <text:p text:style-name="P6"/>
      <text:p text:style-name="P6">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6"/>
      <text:p text:style-name="P6"/>
      <text:p text:style-name="P6">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6"/>
      <text:p text:style-name="P7">La escuela de antes funcionaba mejor</text:p>
      <text:p text:style-name="P6"/>
      <text:p text:style-name="P7">El miedo ya no sirve. En una sociedad de bonanza, la vieja técnica del “hombre del saco” ya no es efectiva. </text:p>
      <text:p text:style-name="P7"/>
      <text:p text:style-name="P7">Al contrario que otras personas, pienso que los jovenes de ahora son más críticos; están más informados, les cuesta más trabajo aceptar la autoridad por que sí. </text:p>
      <text:p text:style-name="P7"/>
      <text:p text:style-name="P7"><text:soft-page-break/>¿Y si los profesores tuvieramos que realizar el esfuerzo de hacer entender por qué estos conocimientos son valiosos?</text:p>
      <text:p text:style-name="P7"/>
      <text:p text:style-name="P7">Os digo un par de cosas que pasarían casi seguro:</text:p>
      <text:p text:style-name="P7">1) No sería fácil. La receta de cocina ya no está tan clara. ¿Eso cómo se hace exactamente?</text:p>
      <text:p text:style-name="P10">2) Es inescapable: habría que sacrificar cantidad de contenidos</text:p>
      <text:p text:style-name="P10"/>
      <text:p text:style-name="P10">Antes de que me linchéis, dejad que me explique</text:p>
      <text:p text:style-name="P7"/>
      <text:p text:style-name="P9">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9"/>
      <text:p text:style-name="P9">- Define lo que quieres explicar</text:p>
      <text:p text:style-name="P9">- Demuéstrado</text:p>
      <text:p text:style-name="P9">- Por un ejemplo</text:p>
      <text:p text:style-name="P9"/>
      <text:p text:style-name="P9">Esto es absurdo. </text:p>
      <text:p text:style-name="P9"/>
      <text:p text:style-name="P12">Pero aún así, es una idea profundamente instalada en nuestra cabeza. Se hace en primaria; en secundaria, y en la universidad.</text:p>
      <text:p text:style-name="P12"/>
      <text:p text:style-name="P12"/>
      <text:p text:style-name="P28">Por la noche: viendo un programa en televisión; se ve una cadena de montaje <text:span text:style-name="T12">(hay metraje en Pexels, por ejemplo)</text:span></text:p>
      <text:p text:style-name="P28"/>
      <text:p text:style-name="P28"/>
      <text:p text:style-name="P53">Tú ocúpate de tener unos buenos estudios y un buen trabajo, y la felicidad ya llegará.</text:p>
      <text:p text:style-name="P53"/>
      <text:p text:style-name="P53">No</text:p>
      <text:p text:style-name="P53"/>
      <text:p text:style-name="P53">Lo siento, no me lo trago</text:p>
      <text:p text:style-name="P53"/>
      <text:p text:style-name="P53">Te lo creerías al reves:</text:p>
      <text:p text:style-name="P53"/>
      <text:p text:style-name="P53">hijo, tu dedícate a tu felicidad, que el trabajo bien remunerado ya llegará por si solo</text:p>
      <text:p text:style-name="P53"/>
      <text:p text:style-name="P53">no cuela, ¿no? Pues al revés tampoco</text:p>
      <text:p text:style-name="P53"/>
      <text:p text:style-name="P53">No es sorprendente que ciertas cosas sean como son haciendo gala de esta mentalidad</text:p>
      <text:p text:style-name="P53"/>
      <text:p text:style-name="P53">La felicidad de una persona no es un premio, no es un extra</text:p>
      <text:p text:style-name="P53"/>
      <text:p text:style-name="P53"/>
      <text:p text:style-name="P53">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53"><text:soft-page-break/></text:p>
      <text:p text:style-name="P53">Cuando <text:s/>sale una campaña para la protección de los osos polares, me pregunto qué pensaran esos directivos de empresas petroleras…. No podemos detener el progreso por que se mueran unos animales a decenas de miles de kilómetros…. Sí, da pena que se mueran los osos polares, pero la economía es la economía….. a ver, no es que lo osos polares o la grulla peluda del sur estén ahí para hacer bonito como en un zoológico; no es que sea una pena que desaparezcan porque son unos animales simpáticos. No es cuestión de preferencia o estética. Es que el medio natural ES la economía. </text:p>
      <text:p text:style-name="P53"/>
      <text:p text:style-name="P53">¿Cómo de idiota sería que una población de pescadores se dedicara a pescar con tanta agresividad que su materia prima, los peces que pesca, desaparecen? Sería muy t… ah, espera, esto pasa en la realidad….</text:p>
      <text:p text:style-name="P53"/>
      <text:p text:style-name="P53">Es que la economía esta mal, y…..</text:p>
      <text:p text:style-name="P53"/>
      <text:p text:style-name="P53"/>
      <text:p text:style-name="P53">Arrasar los recursos naturales porque si no la economía se resiente…. Ajá, entiendo</text:p>
      <text:p text:style-name="P53"/>
      <text:p text:style-name="P53">¿<text:span text:style-name="T24">Qué es la autoridad?</text:span></text:p>
      <text:p text:style-name="P53"/>
      <text:p text:style-name="P54">(animación)</text:p>
      <text:p text:style-name="P54">tienes que respetarme porque yo soy la autoridad, porque sí, porque me he ganado mi puesto</text:p>
      <text:p text:style-name="P54"/>
      <text:p text:style-name="P54">¿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eres. Verás cómo te ganas más el respeto de tus alumnos demostrando que te preocupas por ellos que gritando y amenazando con expulsiones.</text:p>
      <text:p text:style-name="P54"/>
      <text:p text:style-name="P54">Pero es que ganarse el respeto de esta manera requiere una preparación que, francamente, no solemos tener.</text:p>
      <text:p text:style-name="P54"/>
      <text:p text:style-name="P54">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54"/>
      <text:p text:style-name="P55">Esto de los contenidos y los exámenes lo permea todo.</text:p>
      <text:p text:style-name="P55"/>
      <text:p text:style-name="P55"/>
      <text:p text:style-name="P55">Pero si los resultados fueran de completo éxito, no habría argumentos para quejarse, pero, ¿lo son?</text:p>
      <text:p text:style-name="P55"/>
      <text:p text:style-name="P55"/>
      <text:p text:style-name="P55">En en primer mundo nos va bien, somos más o menos ricos y tenemos más o menos libertad.</text:p>
      <text:p text:style-name="P55"/>
      <text:p text:style-name="P55"/>
      <text:p text:style-name="P55">Aumentan las depresiones, los divorcios, los embarazos no deseados, predomina una baja productividad laboral, y frecuentes bajas injustificadas…. A lo mejor las cosas no van TAN TAN TAN TAN bien…. Podrían ir peor? Eso siempre… siempre se puede ir a peor; </text:p>
      <text:p text:style-name="P55"/>
      <text:p text:style-name="P55">El sistema está bien, porque podría ser peor</text:p>
      <text:p text:style-name="P55"><text:soft-page-break/></text:p>
      <text:p text:style-name="P55">(Escena)</text:p>
      <text:p text:style-name="P55">¡Has sacado un cuatro!</text:p>
      <text:p text:style-name="P55"/>
      <text:p text:style-name="P55">(alumno)</text:p>
      <text:p text:style-name="P55">¡Podría ser peor! ¡Podría haber sido un tres!</text:p>
      <text:p text:style-name="P55"/>
      <text:p text:style-name="P55"/>
      <text:p text:style-name="P55">Y todo está bien, ¿no?</text:p>
      <text:p text:style-name="P55"/>
      <text:p text:style-name="P55"/>
      <text:p text:style-name="P55"/>
      <text:p text:style-name="P55"/>
      <text:p text:style-name="P12"/>
      <text:p text:style-name="P9"/>
      <text:p text:style-name="P29">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29"/>
      <text:p text:style-name="P10">Saben nuestros alumnos lo que es una derivada?? Lo saben?? <text:span text:style-name="T13">Lo que es la guerra de Waterloo?? Lo que es el nihilismo?? </text:span></text:p>
      <text:p text:style-name="P10"/>
      <text:p text:style-name="P11">La escuela actual se preocupa de que sepas calcular <text:span text:style-name="T13">una derivada, pero pone abrumadoramente poco énfasis en que entiendas qué es, por qué la necesitas, ¿qué pasa si no sabes obtenerla? <text:s/></text:span></text:p>
      <text:p text:style-name="P11"/>
      <text:p text:style-name="P31">En serio hay que aplicar menos esfuerzo en aprender a derivar si se entiende profundamente qué es una derivada y para qué sirve?</text:p>
      <text:p text:style-name="P31"/>
      <text:p text:style-name="P31">Sí, eso creo.</text:p>
      <text:p text:style-name="P31"/>
      <text:p text:style-name="P31">Mientras más conocimiento se tiene, más fácil es adquirir nuevo conocimiento.</text:p>
      <text:p text:style-name="P31"/>
      <text:p text:style-name="P30">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30"/>
      <text:p text:style-name="P32">Sacrificar cantidad de contenidos en profundidad de comprensión es beneficioso.</text:p>
      <text:p text:style-name="P10"/>
      <text:p text:style-name="P10"><text:soft-page-break/>Si el concepto no es más que un vapor que flota, lo vas a olvidar.</text:p>
      <text:p text:style-name="P10"/>
      <text:p text:style-name="P10">La hipótesis es que es más importante saber lo que es que saber calcularla. Total inversión de prioridades.</text:p>
      <text:p text:style-name="P7"/>
      <text:p text:style-name="P7"/>
      <text:p text:style-name="P7"/>
      <text:p text:style-name="P32">Pero es muy difícil conseguir aprendizaje significativo cuando el asunto en cuestión te la trae al pairo. Y es casi imposible que todo el mundo se interese por las mismas cosas.</text:p>
      <text:p text:style-name="P32"/>
      <text:p text:style-name="P32"/>
      <text:p text:style-name="P32">¿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32"/>
      <text:p text:style-name="P32">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32"/>
      <text:p text:style-name="P32"/>
      <text:p text:style-name="P32"/>
      <text:p text:style-name="P32">Nuerstra escuela tiene la fantástica capacidad de convertir asuntos fascinantes en “cosas que caen en <text:s/>un examen”. </text:p>
      <text:p text:style-name="P32">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deben ser tragados con agua antes de cada comida.</text:span></text:p>
      <text:p text:style-name="P32"/>
      <text:p text:style-name="P33">El problema, es que no todo el mundo se va a sentir fascinado por las mismas cosas. La escuela debería lidiar con esto.</text:p>
      <text:p text:style-name="P33"/>
      <text:p text:style-name="P33">Exigimos a los jovenes que trabajen, que se esfuercen, que resuelvan ejercicio tras ejercicio…. Se les exige mucho; pero qué hace la escuela?? Ah, la escuela toma el camino fácil: la cadena de montaje. Para exigir, hay que dar en la misma medida.</text:p>
      <text:p text:style-name="P33"/>
      <text:p text:style-name="P7"/>
      <text:p text:style-name="P34">Educación sin emoción = Educación descarnada<text:span text:style-name="T15">s</text:span></text:p>
      <text:p text:style-name="P34">Información sin conocimiento = Verdad inútil</text:p>
      <text:p text:style-name="P34"/>
      <text:p text:style-name="P35">El modelo de broadcast ha fracasado. Nos gusta sentarnos delante de Netflix y elegir en cada momento lo que <text:s/>nos apetece ver. ¿Por qué llegar al colegio y recibir pasivamente una lección magistral expositiva en broadcast?</text:p>
      <text:p text:style-name="P35"/>
      <text:p text:style-name="P35">¿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5"/>
      <text:p text:style-name="P35"/>
      <text:p text:style-name="P35"><text:soft-page-break/>Nos encontraríamos ante una escuela muy diferente. De hecho, irreconocible.</text:p>
      <text:p text:style-name="P7"/>
      <text:p text:style-name="P7"/>
      <text:p text:style-name="P35">Una escuela, ¿para qué?</text:p>
      <text:p text:style-name="P35"/>
      <text:p text:style-name="P35">Para preparar para un trabajo o para unos estudios posteriores…. No lo hace de la mejor manera posible. Seamos justos, es mejor que nada. Pero es muy mejorable.</text:p>
      <text:p text:style-name="P35"/>
      <text:p text:style-name="P35">¿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7"/>
      <text:p text:style-name="P60">PERSONAJE RETRÓGRADO</text:p>
      <text:p text:style-name="P60"/>
      <text:p text:style-name="P60">La letra con sangre entra!</text:p>
      <text:p text:style-name="P60"/>
      <text:p text:style-name="P60"/>
      <text:p text:style-name="P60">La letra puede, pero el conocimiento no. <text:span text:style-name="T27">A estas alturas, empezamos a darnos cuenta. </text:span></text:p>
      <text:p text:style-name="P60"/>
      <text:p text:style-name="P7"/>
      <text:p text:style-name="P7">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7"/>
      <text:p text:style-name="P7"/>
      <text:p text:style-name="P61">PERSONAJE RETRÓGRADO</text:p>
      <text:p text:style-name="P61"/>
      <text:p text:style-name="P62">Pero es que aprender requiere esfuerzo!!!</text:p>
      <text:p text:style-name="P62"/>
      <text:p text:style-name="P62"/>
      <text:p text:style-name="P62"/>
      <text:p text:style-name="P62">Nadie insinua lo contrario</text:p>
      <text:p text:style-name="P62"/>
      <text:p text:style-name="P7"/>
      <text:p text:style-name="P7"/>
      <text:p text:style-name="P59">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59"/>
      <text:p text:style-name="P59">Os imagináis una escuela tal que la mayoría de personas termina:</text:p>
      <text:p text:style-name="P59">A) Hablando inglés con capacidad</text:p>
      <text:p text:style-name="P59">B) Entendiendo y apreciando el arte</text:p>
      <text:p text:style-name="P59"><text:soft-page-break/>C) Comprendiendo el momento histórico y geopolítico</text:p>
      <text:p text:style-name="P59">D) Sabiendo plantear matemáticamente un problema real</text:p>
      <text:p text:style-name="P59">E) Teniendo la capacidad de expresarse <text:span text:style-name="T30">de manera verbal y escrita</text:span></text:p>
      <text:p text:style-name="P60">F) Sintiéndose bien consigo mismos y con las demás personas, independientemente de sus diferencias??</text:p>
      <text:p text:style-name="P60"/>
      <text:p text:style-name="P60">PERSONAJE RETRÓGRADO</text:p>
      <text:p text:style-name="P60"/>
      <text:p text:style-name="P60"/>
      <text:p text:style-name="P6"/>
      <text:p text:style-name="P6"/>
      <text:p text:style-name="P8">Ah, los padres. ¿Qué dicen los padres?</text:p>
      <text:p text:style-name="P8"/>
      <text:p text:style-name="P8">“Yo quiero los mejor para mis hijos. No quiero experimentos raros. Quiero que esté bien preparado”</text:p>
      <text:p text:style-name="P8"/>
      <text:p text:style-name="P8">Vale, pues vamos eliminar contenidos</text:p>
      <text:p text:style-name="P8"/>
      <text:p text:style-name="P8">“¡Cómo! ¡¿Cómo que eliminar contenidos?!”</text:p>
      <text:p text:style-name="P8"/>
      <text:p text:style-name="P8"/>
      <text:p text:style-name="P63">PERSONAJE RETRÓGRADO</text:p>
      <text:p text:style-name="P63"/>
      <text:p text:style-name="P63">¡La culpa de todo esto la tienen las zarandajas modernas! ¡El móvil, el internet, el llutuve! ¡Todo está acabando con la capacidad de concentración de nuestros hijos!</text:p>
      <text:p text:style-name="P63"/>
      <text:p text:style-name="P63"/>
      <text:p text:style-name="P63"/>
      <text:p text:style-name="P63">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63"/>
      <text:p text:style-name="P63"/>
      <text:p text:style-name="P63"/>
      <text:p text:style-name="P63">Pero, ya sabemos</text:p>
      <text:p text:style-name="P63"/>
      <text:p text:style-name="P63"/>
      <text:p text:style-name="P63">Es más fácil vestirse de manera elegante</text:p>
      <text:p text:style-name="P63">Utilizar un envase atractivo</text:p>
      <text:p text:style-name="P63">Guardar los libros para hacer un examen</text:p>
      <text:p text:style-name="P63">Y echarle la culpa a esto, o aquello...</text:p>
      <text:p text:style-name="P63"/>
      <text:p text:style-name="P8"/>
      <text:p text:style-name="P8"/>
      <text:p text:style-name="P8"/>
      <text:p text:style-name="P63">Conversación 1: (echándole las culpas a los videojuegos)</text:p>
      <text:p text:style-name="P63"/>
      <text:p text:style-name="P63">-Tú eres de Córdoba, ¿no?</text:p>
      <text:p text:style-name="P63"/>
      <text:p text:style-name="P63">-Sí, y qué pasa</text:p>
      <text:p text:style-name="P63"><text:soft-page-break/></text:p>
      <text:p text:style-name="P63">-Y tus hijos hablan con acento andaluz, ¿no?</text:p>
      <text:p text:style-name="P63"/>
      <text:p text:style-name="P63">-Sí</text:p>
      <text:p text:style-name="P63"/>
      <text:p text:style-name="P63">-¿Y te das cuenta a que están constantemente expuestos y bombardeados por contenidos (series de tv, videojuegos) en los que se habla con acento neutro? Pero ellos no hablan con acento neutro</text:p>
      <text:p text:style-name="P63"/>
      <text:p text:style-name="P63">-No</text:p>
      <text:p text:style-name="P63"/>
      <text:p text:style-name="P63">-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63"/>
      <text:p text:style-name="P63">-Creeme, los chavales de ahora no son más tontos ni más dejados: yo diría que totalmente al contrario. ¿Quieres que trabajen? Les tienes que dar una razón suficientemente buena para que lo hagan</text:p>
      <text:p text:style-name="P63"/>
      <text:p text:style-name="P63">-¡<text:span text:style-name="T31">Joer! ¡Pues que tienen que estudiar para conseguir un trabajo!</text:span></text:p>
      <text:p text:style-name="P63"/>
      <text:p text:style-name="P64">- <text:span text:style-name="T31">Cuántos universitarios parados hay?? El miedo ya no + funciona. Tiene que ser otra cosa.</text:span></text:p>
      <text:p text:style-name="P63"/>
      <text:p text:style-name="P63"/>
      <text:p text:style-name="P63"/>
      <text:p text:style-name="P65">OFF</text:p>
      <text:p text:style-name="P65"/>
      <text:p text:style-name="P66">Lo más importante que puede hacer un alumno en la escuela es encontrar la razón por la cuál esforzarse.</text:p>
      <text:p text:style-name="P8"/>
      <text:p text:style-name="P8"/>
      <text:p text:style-name="P8"/>
      <text:p text:style-name="P8"/>
      <text:p text:style-name="P8"/>
      <text:p text:style-name="P16">A las pruebas me remito:</text:p>
      <text:p text:style-name="P16"/>
      <text:p text:style-name="P16">JOVEN tratando de entender algo de inglés</text:p>
      <text:p text:style-name="P16"/>
      <text:p text:style-name="P16">¿Pero tú no llevas 7 años nada menos estudiando inglés en el colegio?</text:p>
      <text:p text:style-name="P16"/>
      <text:p text:style-name="P16">Sí</text:p>
      <text:p text:style-name="P16"/>
      <text:p text:style-name="P16">¿Y…?</text:p>
      <text:p text:style-name="P16"/>
      <text:p text:style-name="P16">No sé, no entiendo nada. <text:span text:style-name="T32">Aquí pone… guía de…. <text:s/>Mmmm… teléfono móvil… ehm…</text:span></text:p>
      <text:p text:style-name="P16"/>
      <text:p text:style-name="P67">OFF</text:p>
      <text:p text:style-name="P67"/>
      <text:p text:style-name="P67">Siete años, ¿en serio? Y me temo que esto no es un caso aislado</text:p>
      <text:p text:style-name="P16"/>
      <text:p text:style-name="P16"/>
      <text:p text:style-name="P16"/>
      <text:p text:style-name="P68"><text:soft-page-break/>OFF</text:p>
      <text:p text:style-name="P68"/>
      <text:p text:style-name="P68">Esto de los exámenes de regurgitar lo aprendido</text:p>
      <text:p text:style-name="P68"/>
      <text:p text:style-name="P68"/>
      <text:p text:style-name="P68"/>
      <text:p text:style-name="P16"/>
      <text:p text:style-name="P16">….</text:p>
      <text:p text:style-name="P16"/>
      <text:p text:style-name="P16">Amigos míos, si estamos dispuestos a entender que la forma en el que se estudia inglés está mal, es ineficaz; ¿creemos que va a ser diferente con matemáticas? ¿o filosofía?</text:p>
      <text:p text:style-name="P16"/>
      <text:p text:style-name="P16"/>
      <text:p text:style-name="P16">¿<text:span text:style-name="T49">Se puede ir de Madrid a Bangladesh sin respostar?</text:span></text:p>
      <text:p text:style-name="P16"/>
      <text:p text:style-name="P104">Mmmmm…. Creo que poca gente se equivocaría en esto…</text:p>
      <text:p text:style-name="P104"/>
      <text:p text:style-name="P104">¿Si esto son 7 cm y esto 8, cuál es la superficie? </text:p>
      <text:p text:style-name="P16"/>
      <text:p text:style-name="P104">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104"/>
      <text:p text:style-name="P104">Por eso hay gente a la que se le dan mal las matemáticas</text:p>
      <text:p text:style-name="P104"/>
      <text:p text:style-name="P105">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105"/>
      <text:p text:style-name="P105"/>
      <text:p text:style-name="P105"><text:span text:style-name="T50">Sí, claro que hay esfuerzos docentes en esa dirección. No digo que no los haya. Pero pienso que son insuficientes.</text:span> </text:p>
      <text:p text:style-name="P16"/>
      <text:p text:style-name="P16"/>
      <text:p text:style-name="P8">¿<text:span text:style-name="T9">Comprensión lectora?</text:span></text:p>
      <text:p text:style-name="P8"/>
      <text:p text:style-name="P16">POLÍTICO EN DESPACHO</text:p>
      <text:p text:style-name="P16"/>
      <text:p text:style-name="P16">¿Cómo? ¿Que los alumnos tienen poca capacidad de comprensión lectora? Más horas en clase de lengua española</text:p>
      <text:p text:style-name="P16"/>
      <text:p text:style-name="P16">No será que lo que hay que hacer es leer más</text:p>
      <text:p text:style-name="P16"/>
      <text:p text:style-name="P16">No problemo. Tomad. Leed este libro y hacedme un resumen.</text:p>
      <text:p text:style-name="P16"/>
      <text:p text:style-name="P24">Pero por qué tiene que ser el mismo libro para todo el mundo?? Que cada uno elija su libro.</text:p>
      <text:p text:style-name="P16"/>
      <text:p text:style-name="P16"><text:soft-page-break/>A ver, esto qué mierda es…. Señorita, ¿por qué me tengo que leer este pegote que no me interesa nada?</text:p>
      <text:p text:style-name="P16"/>
      <text:p text:style-name="P17">Está claro que a los jovenes no les gusta leer (leyendo harry potter), no tienen imaginación (jugando al rol), ni iniciativa (), ni capacidad de cooperación (jugando online).</text:p>
      <text:p text:style-name="P17"/>
      <text:p text:style-name="P17">No debería ser que es el sistema al que le toca doblarse para acercarse a ellos, en lugar de que ellos se dobleguen para ajustarse al sistema??</text:p>
      <text:p text:style-name="P17"/>
      <text:p text:style-name="P18">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17"/>
      <text:p text:style-name="P18">A lo mejor es responsabilidad del sistema el fallar a la hora de transmitir </text:p>
      <text:p text:style-name="P8"/>
      <text:p text:style-name="P21">Matemáticas: con programación, hasta hacer que algo funcione</text:p>
      <text:p text:style-name="P21">Historia: con teatro o taller de escritura</text:p>
      <text:p text:style-name="P21">Inglés: con conversación y visionado de películas. No una película al año. Constantemente.</text:p>
      <text:p text:style-name="P21"/>
      <text:p text:style-name="P21">Y entender que no a todo el mundo le va a interesar lo mismo. Lo importante no son tanto los contenidos, como la capacidad de conseguir que un alumno sienta interés por algo. Eso es el triunfo de un sistema educativo.</text:p>
      <text:p text:style-name="P8"/>
      <text:p text:style-name="P8">…..</text:p>
      <text:p text:style-name="P8"/>
      <text:p text:style-name="P8">¿<text:span text:style-name="T35">Y qué podríamos hacer?</text:span></text:p>
      <text:p text:style-name="P8"/>
      <text:p text:style-name="P8"/>
      <text:p text:style-name="P84">PERSONAJE RETRÓGRADO</text:p>
      <text:p text:style-name="P84"/>
      <text:p text:style-name="P84">Eso, criticar es muy fácil, pero cómo lo harías tú, ya que eres tan listo</text:p>
      <text:p text:style-name="P84"/>
      <text:p text:style-name="P84"/>
      <text:p text:style-name="P84">No tengo ni idea. Pero se me ocurren cosas, experimentos. Entiendo que no puede cambiar todo de manera explosiva de la noche a la mañana, pero se <text:span text:style-name="T36">podrían dar pequeños pasos. Por ejemplo, si no vamos a eliminar los exámenes, ¿qué tal realizar un pre-examen no puntuable? ¿Y añadir la capacidad de subir la nota a posteriori realizando tareas adicionales? </text:span></text:p>
      <text:p text:style-name="P84"/>
      <text:p text:style-name="P86">Huertos en los colegios. Ya sé que hay en algunos, pero, ¿por qué no en todos? ¿Por qué es más importante saberse la lista de las comunidades autónomas que saber cultivar tu propia comida? <text:s/></text:p>
      <text:p text:style-name="P86"/>
      <text:p text:style-name="P86"/>
      <text:p text:style-name="P86">¿Qué tal tener más en cuenta a los propios alumnos? ¿Qué tal conocerlos más? ¿Qué tal preguntarles de qué opinan, de qué otra manera lo harían ellos mismos para prepararse para vivir en el mundo?</text:p>
      <text:p text:style-name="P86"/>
      <text:p text:style-name="P86">¿Qué tal deshomogeneizar? Que cada alumno traiga la música que le gusta a clase para compartirla con los demás. Que cada uno elija un libro para leer. Que cada uno elija un pais sobre el que realizar una exposición.</text:p>
      <text:p text:style-name="P86"/>
      <text:p text:style-name="P86"/>
      <text:p text:style-name="P86"><text:soft-page-break/>Pero entonces, sale más caro, es más difícil educar.</text:p>
      <text:p text:style-name="P86"/>
      <text:p text:style-name="P86"/>
      <text:p text:style-name="P86">O sea, que podemos tener televisión a la carta bajo demanda, eso es tecnológica y económicamente posible, pero no podemos tener una educación igual. Tiene que ser en broadcast. Mmmmm, no sé si eso tiene que ser así, o no es más que inerciitis aguda.</text:p>
      <text:p text:style-name="P86"/>
      <text:p text:style-name="P86"/>
      <text:p text:style-name="P86">PERSONAJE RETRÓGRADO</text:p>
      <text:p text:style-name="P86"/>
      <text:p text:style-name="P86">¿Pero por qué cambiar lo que funciona?</text:p>
      <text:p text:style-name="P86"/>
      <text:p text:style-name="P86"/>
      <text:p text:style-name="P86">Pues porque no funciona tan bien. Si el mundo en el que vivimos fuera una utopía de paz y justicia, en la que convivimos en harmonía con la naturaleza y unos con otros, estaría bien. Pero me temo que no es así.</text:p>
      <text:p text:style-name="P86"/>
      <text:p text:style-name="P86"/>
      <text:p text:style-name="P86">Conversación con alguien</text:p>
      <text:p text:style-name="P86"/>
      <text:p text:style-name="P86">Va, pero eso son cosas que son así y no se pueden cambiar</text:p>
      <text:p text:style-name="P86"/>
      <text:p text:style-name="P86">Si tienes esa actitud, no, desde luego, ya te has dado por vencido. <text:span text:style-name="T37">Pero aquí estamos. Hemos pasado de hacer chocar unas piedras con otras para hacer un filo a escribir con átomos. Podemos hacer muchas cosas. Pero ¿sabes cómo no se consiguen las cosas? Estando seguro de que no se pueden hacer. Así no.</text:span></text:p>
      <text:p text:style-name="P86"/>
      <text:p text:style-name="P86"/>
      <text:p text:style-name="P86"/>
      <text:p text:style-name="P86"/>
      <text:p text:style-name="P86">Parece que la única forma de sobrevivir sea vendiendo algo.</text:p>
      <text:p text:style-name="P86"/>
      <text:p text:style-name="P86">Vender. Consumir. Tirar. Devorar. Desechar. Repetir.</text:p>
      <text:p text:style-name="P86"/>
      <text:p text:style-name="P86">Tal vez generaciones venideras educadas de otra manera podrían acabar este ciclo de devastación descontrolada. </text:p>
      <text:p text:style-name="P8"/>
      <text:p text:style-name="P8"/>
      <text:p text:style-name="P8">¿<text:span text:style-name="T4">Cómo es posible que no seas capaz de aprenderte los rios de España?</text:span></text:p>
      <text:p text:style-name="P8"/>
      <text:p text:style-name="P12">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2"/>
      <text:p text:style-name="P12">“<text:span text:style-name="T5">Hazte a la idea de que esas cosas les interesan, pero los rios de España no”</text:span></text:p>
      <text:p text:style-name="P12"/>
      <text:p text:style-name="P13">Vamos a ser un poco incendiarios aquí</text:p>
      <text:p text:style-name="P13"/>
      <text:p text:style-name="P13">“Hay que saberse los rios de españa”</text:p>
      <text:p text:style-name="P13"/>
      <text:p text:style-name="P13"><text:soft-page-break/>Pues yo soy un adulto de 40 años y no me los sé. Ni uno. Bueno, el manzanares porque pasa por Madrid.</text:p>
      <text:p text:style-name="P13"/>
      <text:p text:style-name="P13">¿Y no has tenido problemas? ¿No has perdido tu trabajo? ¿No te da verguenza?</text:p>
      <text:p text:style-name="P13"/>
      <text:p text:style-name="P13">A las tres cosas: no</text:p>
      <text:p text:style-name="P13"/>
      <text:p text:style-name="P13"/>
      <text:p text:style-name="P92">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92"/>
      <text:p text:style-name="P93">RETROGRADO</text:p>
      <text:p text:style-name="P93"/>
      <text:p text:style-name="P93">¡Hombre! Claro, no va a ser el mundo el que se va a doblar para adaptarse a cada persona; es la persona la que se tiene que doblar para adaptarse al mundo. Es así. </text:p>
      <text:p text:style-name="P93"/>
      <text:p text:style-name="P93">Bueno, bueno, eso son las reglas del juego que nos hemos hecho, no es que tenga que ser así.</text:p>
      <text:p text:style-name="P93"/>
      <text:p text:style-name="P93"/>
      <text:p text:style-name="P93">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93"/>
      <text:p text:style-name="P93">RETROGRADO</text:p>
      <text:p text:style-name="P93"/>
      <text:p text:style-name="P93">¡La escuela enseña las respuestas correctas!</text:p>
      <text:p text:style-name="P93"/>
      <text:p text:style-name="P93">A veces no hay respuestas correctas.</text:p>
      <text:p text:style-name="P93"/>
      <text:p text:style-name="P93">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93"/>
      <text:p text:style-name="P93"/>
      <text:p text:style-name="P93"/>
      <text:p text:style-name="P93">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93"/>
      <text:p text:style-name="P93"/>
      <text:p text:style-name="P94">Lo interesante no es saberse el pensamiento de Kant. Lo interesante es saber por qué lo pensó, y por qué fue relevante en su contexto social e histórico.</text:p>
      <text:p text:style-name="P94"/>
      <text:p text:style-name="P94"/>
      <text:p text:style-name="P94">Conocimiento basado en relaciones. Mientras más sabes, más fácil es saber más.</text:p>
      <text:p text:style-name="P94"/>
      <text:p text:style-name="P94"><text:soft-page-break/>Creo que cualquier profesor estaría de acuerdo con que esto debería ser así; pero en la práctica, no suele. En la práctica, la memorización funciona.</text:p>
      <text:p text:style-name="P93"/>
      <text:p text:style-name="P93"/>
      <text:p text:style-name="P93">En esencia, lo menos interesante es todo lo que se puede consultar en Google.</text:p>
      <text:p text:style-name="P93"/>
      <text:p text:style-name="P93"/>
      <text:p text:style-name="P93"/>
      <text:p text:style-name="P93">- Menos mal que me dejan hacer el examen de física nuclear con el libro</text:p>
      <text:p text:style-name="P93">- Ah, ¿sí? Entonces, qué mérito tiene?</text:p>
      <text:p text:style-name="P93"/>
      <text:p text:style-name="P93">Esta pregunta me la hicieron una vez</text:p>
      <text:p text:style-name="P93"/>
      <text:p text:style-name="P93">Todo examen que se precie debería ser con los materiales de estudio delante. Y créeme que los alumnos no querrían: serían más difíciles, porque no habría que “saberse” las cosas. Habría que “saber” cosas.</text:p>
      <text:p text:style-name="P93"/>
      <text:p text:style-name="P93"/>
      <text:p text:style-name="P91"/>
      <text:p text:style-name="P91"/>
      <text:p text:style-name="P91"/>
      <text:p text:style-name="P91">Si nos ponemos así, no habría que saber nada de geografía, ni de historia, ni de filosofía…</text:p>
      <text:p text:style-name="P91"/>
      <text:p text:style-name="P91">alto, alto</text:p>
      <text:p text:style-name="P13"/>
      <text:p text:style-name="P13">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3">Se me viene un término a la cabeza para llamar a esto: Educación Descarnada. Es aprender por aprender, porque alguien ha dictado que así debe ser. Un aprendizaje rancio, obligado, sin ganas, sin utilidad evidente. </text:p>
      <text:p text:style-name="P23">El precio que hay que pagar es claro: acabar con el esquema de cadena de montaje</text:p>
      <text:p text:style-name="P14">La respuesta está clara: por que así te los sabes</text:p>
      <text:p text:style-name="P14">Seamos sinceros, sabemos que no… te los aprendes….. y los olvidas al día siguiente. ¿Y qué?</text:p>
      <text:p text:style-name="P22">Ya, pero si no se hace el esfuerzo….</text:p>
      <text:p text:style-name="P14">Y yo estoy muy a favor de que hay que esforzarse, pero….</text:p>
      <text:p text:style-name="P14">(imágenes de ejercicios físicos mal hechos)</text:p>
      <text:p text:style-name="P14">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14"/>
      <text:p text:style-name="P14"/>
      <text:p text:style-name="P88">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88"><text:soft-page-break/></text:p>
      <text:p text:style-name="P88">PERSONAJE RETRÓGRADO</text:p>
      <text:p text:style-name="P88"/>
      <text:p text:style-name="P88">¡Esto es inaudito! ¿Y qué pretendes? ¿Qué un alumno salga del colegio sin saberse los ríos, ni las capitales del mundo, ni las propiedades de los triángulos?</text:p>
      <text:p text:style-name="P88"/>
      <text:p text:style-name="P88">Pero si es que no se sabe, por lo general. Lo que quiero decir es que superar la barrera de un examen no es garantía de saber nada. Nada. En serio. Nada. </text:p>
      <text:p text:style-name="P14"/>
      <text:p text:style-name="P14"/>
      <text:p text:style-name="P27">Al final, ¿quiénes aprovechan mejor el entrenamiento en matemáticas? Aquellos que ya tenían la predisposición de perseguir trabajos de ciencia o ingeniería, no todo el mundo.</text:p>
      <text:p text:style-name="P27"/>
      <text:p text:style-name="P27">De acuerdo, existen diferentes rutas, pero a mí me parece insuficiente.</text:p>
      <text:p text:style-name="P27"/>
      <text:p text:style-name="P27">¿Escuela o academia? ¿Cuál es la diferencia?</text:p>
      <text:p text:style-name="P27"/>
      <text:p text:style-name="P27"/>
      <text:p text:style-name="P27">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7"/>
      <text:p text:style-name="P27">La responsabilidad del alumno debe ser estudiar, sí, y esforzarse, pero la escuela debe esforzarse en trabajar individualmente con cada alumno y descubrir lo bueno de cada persona. Porque la escuela es para todos y es un derecho.</text:p>
      <text:p text:style-name="P27"/>
      <text:p text:style-name="P27"/>
      <text:p text:style-name="P27">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7"/>
      <text:p text:style-name="P27"/>
      <text:p text:style-name="P27">Sociológicamente, hace un siglo, la gente de 18 años era ya adulta; se le exigía más. Hoy en día, </text:p>
      <text:p text:style-name="P8"/>
      <text:p text:style-name="P8"/>
      <text:p text:style-name="P8">….</text:p>
      <text:p text:style-name="P8"/>
      <text:p text:style-name="P38">Madrugones</text:p>
      <text:p text:style-name="P38">Resoplidos</text:p>
      <text:p text:style-name="P38">Imposición</text:p>
      <text:p text:style-name="P38">Esfuerzo vacío</text:p>
      <text:p text:style-name="P38"/>
      <text:p text:style-name="P8"/>
      <text:p text:style-name="P8">….</text:p>
      <text:p text:style-name="P8"/>
      <text:p text:style-name="P8"/>
      <text:p text:style-name="P101">Si la escuela dejara un mensaje, ¿cuál sería?</text:p>
      <text:p text:style-name="P101"/>
      <text:p text:style-name="P101"><text:soft-page-break/>El mundo es un lugar traidor e injusto, y debes estar lo mejor preparado para trepar tan alto como sea posible al mástil de un barco, que, por si empieza a hundirse, mejor que te pille lo más alto posible.</text:p>
      <text:p text:style-name="P101"/>
      <text:p text:style-name="P101">Unos nacen más listos y veloces; otros más tontos y lentos. Unos sacan mejores notas con menor esfuerzo, y en otros es al revés. ¿Es justo?</text:p>
      <text:p text:style-name="P101"/>
      <text:p text:style-name="P102">Seamos francos: tenemos a A), <text:span text:style-name="T47">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6">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101"/>
      <text:p text:style-name="P101"/>
      <text:p text:style-name="P101"/>
      <text:p text:style-name="P8"/>
      <text:p text:style-name="P8"/>
      <text:p text:style-name="P8">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8"/>
      <text:p text:style-name="P8">¿Por qué pienso lo que pienso? ¿Por qué siento lo que siento?</text:p>
      <text:p text:style-name="P8"/>
      <text:p text:style-name="P8">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8"/>
      <text:p text:style-name="P8">No nos engañemos. La escuela sirve como filtrado. La medida, son las notas. Esos numeritos que se garabatean en las esquinas de esos DIN-A4 comienzan a definir la trayectoria socioeconómica de tu hijo. Números altos, sueldo alto; numeros bajos…. </text:p>
      <text:p text:style-name="P8">(imagen de Gulliver de ver quién salta más)</text:p>
      <text:p text:style-name="P8"/>
      <text:p text:style-name="P37">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8"/>
      <text:p text:style-name="P8">Es el caldo de cultivo perfecto para mostrar empatía, comprensión y cooperación. Sí señor. </text:p>
      <text:p text:style-name="P8"/>
      <text:p text:style-name="P36">Todo por un buen trabajo; todo por la economía.</text:p>
      <text:p text:style-name="P36"/>
      <text:p text:style-name="P36">Pero es que las relaciones humanas son la economía; el medio ambiente es la economía. </text:p>
      <text:p text:style-name="P36"/>
      <text:p text:style-name="P36">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8"/>
      <text:p text:style-name="P8"><text:soft-page-break/>¡Esto es una carrera de ratas! ¡El que llega el último, al paro!</text:p>
      <text:p text:style-name="P8"/>
      <text:p text:style-name="P8">Pero es que el mundo es así</text:p>
      <text:p text:style-name="P8"/>
      <text:p text:style-name="P8">Esa el la curiosa ironía. El mundo es así; pero a nadie le gusta que sea así</text:p>
      <text:p text:style-name="P8"/>
      <text:p text:style-name="P8">“Los alumnos no deben memorizar como loros”, pero lo hacen, y así es como tienen ás éxito. No debería ser así, no nos gusta. Pero es.</text:p>
      <text:p text:style-name="P8"/>
      <text:p text:style-name="P8">¿Por qué es?</text:p>
      <text:p text:style-name="P8"/>
      <text:p text:style-name="P8">Una reflexójn: si no hay naranjas, pero yo quiero comer naranjas, tengo que plantar un naranjo, esperar a que maduren los frutos, y después cosecharlo. Está dictado por la realidad y por la naturaleza, independientemente de que me guste más o menos.</text:p>
      <text:p text:style-name="P8"/>
      <text:p text:style-name="P50">Preguntas a un profesor:</text:p>
      <text:p text:style-name="P50">- De cada alumno tuyo, ¿saber cuál es su estilo musical favorito? ¿La comida que no le gusta? ¿Su mayor miedo? …. te darás cuenta de que no conoces nada de tus alumnos, y que ellos no conocen nada de ti. En estas condiciones, ¿cómo pretendes ilusionarlos por nada?</text:p>
      <text:p text:style-name="P50"/>
      <text:p text:style-name="P50"/>
      <text:p text:style-name="P50">Una escuela en la que se ilusiona a la gente…. Pero, ¿querríamos eso? ¿tendría sentido?</text:p>
      <text:p text:style-name="P50"/>
      <text:p text:style-name="P50">Depende de cada punto de vista.</text:p>
      <text:p text:style-name="P50"/>
      <text:p text:style-name="P51">Si quieres trabajadores funcionales que ocupen los puestos de trabajo del sistema, no hace falta.</text:p>
      <text:p text:style-name="P51"/>
      <text:p text:style-name="P51">Si quieres personas felices a las que les importa el mundo en el que viven, tal vez haya que realizar algún ajuste.</text:p>
      <text:p text:style-name="P51"/>
      <text:p text:style-name="P51"/>
      <text:p text:style-name="P8"/>
      <text:p text:style-name="P8"/>
      <text:p text:style-name="P8">“<text:span text:style-name="T3">Bueno, cambia a un trabajo de media jornada para tener más tiempo para tu familia”</text:span></text:p>
      <text:p text:style-name="P8">“<text:span text:style-name="T3">Ni de coña”</text:span></text:p>
      <text:p text:style-name="P8"/>
      <text:p text:style-name="P9">Si no puedes dejar algo, es como una droga</text:p>
      <text:p text:style-name="P9"/>
      <text:p text:style-name="P9">(yo puedo dejarlo cuando quiera)</text:p>
      <text:p text:style-name="P9"/>
      <text:p text:style-name="P9">Precisamente estas substancias nocivas y destructivas que queremos a toda costa alejar de nuestros hijos e hijas.</text:p>
      <text:p text:style-name="P9"/>
      <text:p text:style-name="P25">Lo que no puedes dejar cuando quieras, se llama droga.</text:p>
      <text:p text:style-name="P25"/>
      <text:p text:style-name="P50">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p>
      <text:p text:style-name="P50"/>
      <text:p text:style-name="P50">¡¡¡Pero los contenidosssssss!!!</text:p>
      <text:p text:style-name="P50"/>
      <text:p text:style-name="P96"><text:soft-page-break/>más deberes!!!!!</text:p>
      <text:p text:style-name="P96"/>
      <text:p text:style-name="P96">(imagen de una olla a presión). Raúl la retira del fuego.</text:p>
      <text:p text:style-name="P50"/>
      <text:p text:style-name="P25"/>
      <text:p text:style-name="P25">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25"/>
      <text:p text:style-name="P26">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p>
      <text:p text:style-name="P9"/>
      <text:p text:style-name="P9"/>
      <text:p text:style-name="P15">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15"/>
      <text:p text:style-name="P15">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15"/>
      <text:p text:style-name="P15"/>
      <text:p text:style-name="P88">Conclusiones:</text:p>
      <text:p text:style-name="P88">- No obsesión por los contenidos</text:p>
      <text:p text:style-name="P88">- Primero, comprender, justificar y aplicar; luego los procedimientos</text:p>
      <text:p text:style-name="P88">- Espacio para el crecimiento personal y el autoconocimiento, psicológico y emocional</text:p>
      <text:p text:style-name="P88">- Enseñanza personal, individualizada; sin prisas exageradas que no conducen a nada</text:p>
      <text:p text:style-name="P88">- <text:span text:style-name="T38">Que no sea una competición: no hace falta</text:span></text:p>
      <text:p text:style-name="P9"/>
      <text:p text:style-name="P9"/>
      <text:p text:style-name="P9"/>
      <text:p text:style-name="P98">RETROGRADO</text:p>
      <text:p text:style-name="P98"/>
      <text:p text:style-name="P98">Fulanito es el modelo a seguir</text:p>
      <text:p text:style-name="P98"/>
      <text:p text:style-name="P98">No hay modelo a seguir. Es una trampa. Eso lo único que crea es una polarización nociva. Nadie debería ser filtrado por sus capacidades <text:span text:style-name="T40">in</text:span>natas, <text:span text:style-name="T40">ni para bien ni para mal</text:span>. Y esto sigue ocurriendo, aún hoy.</text:p>
      <text:p text:style-name="P9"><text:soft-page-break/></text:p>
      <text:p text:style-name="P96">RETRÓGRADO</text:p>
      <text:p text:style-name="P96"/>
      <text:p text:style-name="P96">¡Claro, hombre! Preguntarles a los alumnos qué quieren hacer. Pues yo te lo digo: nada, tocarse las narices. Y eso no puede ser.</text:p>
      <text:p text:style-name="P96"/>
      <text:p text:style-name="P96"/>
      <text:p text:style-name="P96">Y si nos planteamos que cuando una persona contesta eso:</text:p>
      <text:p text:style-name="P96"/>
      <text:p text:style-name="P96">- ¿Y tú qué querrías hacer? ¿Qué querrías estudiar?</text:p>
      <text:p text:style-name="P96"/>
      <text:p text:style-name="P96">- Pffff… nada</text:p>
      <text:p text:style-name="P96"/>
      <text:p text:style-name="P96">¿Y si nos tomamos esa respuesta, no como un fracaso de este chico, sino como un fracaso nuestro? ¿Cómo cambiaría eso el esquema?</text:p>
      <text:p text:style-name="P96"/>
      <text:p text:style-name="P96"/>
      <text:p text:style-name="P96">- Me voy a esforzar para que cambies de opinión</text:p>
      <text:p text:style-name="P96"/>
      <text:p text:style-name="P96"/>
      <text:p text:style-name="P96">¿<text:span text:style-name="T39">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96"/>
      <text:p text:style-name="P9"/>
      <text:p text:style-name="P15">Así que, <text:span text:style-name="T7">acaso no debería ser la escuela un proceso en el que:</text:span></text:p>
      <text:p text:style-name="P15">- <text:span text:style-name="T7">Los alumnos se sientan bien</text:span></text:p>
      <text:p text:style-name="P15">- <text:span text:style-name="T7">Se persiga el conocimiento, y no la carga de información olvidable</text:span></text:p>
      <text:p text:style-name="P15">- <text:span text:style-name="T8">Los docentes estén más específicamente preparados y no se limiten a repetir patrones enquistados</text:span></text:p>
      <text:p text:style-name="P15">- <text:span text:style-name="T8">No esté tan centrada en el ámbito académico, sino también en el humano y en el interior</text:span></text:p>
      <text:p text:style-name="P15">- <text:span text:style-name="T8">No tenga una obsesión por los contenidos</text:span></text:p>
      <text:p text:style-name="P15">- <text:span text:style-name="T10">Una formación menos “en bloque”, más individualizada. Es mejor invertir dinero en tener más docentes y más espacios que en tecnología “inerte”, aunque no quede tan bien para “la foto”</text:span></text:p>
      <text:p text:style-name="P15">- <text:span text:style-name="T10">Eliminar el “miedo a equivocarse”, el estrés de la “medida a través de examen” hasta que no haya una cierta madurez mental</text:span></text:p>
      <text:p text:style-name="P15">- <text:span text:style-name="T10">Se enseñen los diferentes tipos de emociones como se enseñan los diferentes climas de España, y se aprenda a gestionarlos</text:span></text:p>
      <text:p text:style-name="P15">- <text:span text:style-name="T10">No vaya contracorrienter de los impulsos</text:span></text:p>
      <text:p text:style-name="P15">- <text:span text:style-name="T11">Mejor “assignments” que exámenes.</text:span></text:p>
      <text:p text:style-name="P15">- <text:span text:style-name="T22">Por qué no una escuela donde no se obligue a mantenerse callado y sentado tanto tiempo; que incluya yoga o artes marciales, que incluya autoanálisis</text:span></text:p>
      <text:p text:style-name="P15">- <text:span text:style-name="T22">Una escuela basada en las personas, no en una mera relación profesional</text:span></text:p>
      <text:p text:style-name="P15">- <text:span text:style-name="T41">Incluir el juego didáctico como motor de motivación</text:span></text:p>
      <text:p text:style-name="P15">- <text:span text:style-name="T41">No debe ser una carrera para que triunfen los más fuertes; los más fuertes son quienes deberían cuidar de los más débiles. No es el mérito ni culpa de nadie nacer con los atributos que se tienen.</text:span></text:p>
      <text:p text:style-name="P15">- <text:span text:style-name="T42">Mejor producir cosas “usables” que exámenes: una lista: dibujos, collages, dioramas, canciones, programas de ordenador, ensayos, relatos, videotutoriales… etc…</text:span></text:p>
      <text:p text:style-name="P15">- <text:span text:style-name="T42">Enseñarse unos alumnos a otros (enseñanza cruzada), no es ninguna tontería.</text:span></text:p>
      <text:p text:style-name="P15">- <text:span text:style-name="T42">Animalen en el aula, ¿por qué no?</text:span></text:p>
      <text:p text:style-name="P15">- <text:span text:style-name="T42">Más plantas en el aula</text:span></text:p>
      <text:p text:style-name="P15"><text:soft-page-break/>- <text:span text:style-name="T43">Que los alumnos limpien, frieguen, barran… ¿por qué no? (especialización del trabajo: no es su tarea, ya empezamos a cuadricular mentes)</text:span></text:p>
      <text:p text:style-name="P15">- <text:span text:style-name="T44">Centros educativos más bonitos. No tienen por qué parecer cárceles.</text:span></text:p>
      <text:p text:style-name="P15">- <text:span text:style-name="T42">Más películas y documentales en el aula, en inglés</text:span></text:p>
      <text:p text:style-name="P15">- <text:span text:style-name="T48">Aceptar lo que no se puede cambiar, pero no resignarse conformándose con lo que sí se puede cambiar</text:span></text:p>
      <text:p text:style-name="P15"/>
      <text:p text:style-name="P15"/>
      <text:p text:style-name="P100">conversación con otra persona:</text:p>
      <text:p text:style-name="P100"/>
      <text:p text:style-name="P100">- No es mala idea dar, por ejemplo, más tiempo de descanso durante la mañana. Pero entonces, habría que recuperar las horas, o prolongar el curso…</text:p>
      <text:p text:style-name="P100"/>
      <text:p text:style-name="P100">- ¿Lo ves? Otra vez esa preocupación de que las horas, las horas….. ¿no podrías aceptar que sirve como inversión simplemente el hecho de que un alumno se sienta más agusto en el Centro? ¿No es acaso eso valioso de por sí?</text:p>
      <text:p text:style-name="P100"/>
      <text:p text:style-name="P100">- Siento que si no se hacen más horas, todo irá a peor</text:p>
      <text:p text:style-name="P100"/>
      <text:p text:style-name="P100">- Analiza por qué sientes eso…… ¿no puede ser una asunción profundamente implantada a base de generación tras generación de hacer lo mismo?</text:p>
      <text:p text:style-name="P100"/>
      <text:p text:style-name="P100">Como el profesor… la persona que gira el volante así al conducir…. </text:p>
      <text:p text:style-name="P100"/>
      <text:p text:style-name="P100">-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100"/>
      <text:p text:style-name="P100">- <text:span text:style-name="T45">Ya, pero, imagina hacer vídeos para cada concepto…</text:span></text:p>
      <text:p text:style-name="P100"/>
      <text:p text:style-name="P100">-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100"/>
      <text:p text:style-name="P100">- <text:span text:style-name="T45">Ya, pero no pueden salir del colegio todos con la misma nota.</text:span></text:p>
      <text:p text:style-name="P100"/>
      <text:p text:style-name="P100">- ¿<text:span text:style-name="T45">Por qué no?</text:span></text:p>
      <text:p text:style-name="P100"/>
      <text:p text:style-name="P100">- <text:span text:style-name="T45">Porque entonces, ¿cómo se selecciona a los mejores?</text:span></text:p>
      <text:p text:style-name="P100"/>
      <text:p text:style-name="P100">- <text:span text:style-name="T45">Es que la escuel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15"/>
      <text:p text:style-name="P15"/>
      <text:p text:style-name="P99">Pero hay que premiar a los más listos y a los mejores, hay que darles un aliciente para trabajar duro.</text:p>
      <text:p text:style-name="P99"><text:soft-page-break/></text:p>
      <text:p text:style-name="P99">No podría estar más de acuerdo. Pero hay que hacer eso con todo el mundo. También dar un aliciente a los torpres, para que sean menos torpes.</text:p>
      <text:p text:style-name="P99"/>
      <text:p text:style-name="P99">La cultura de competir contra uno mismo, en lugar de la cultura de competir contra los demás.</text:p>
      <text:p text:style-name="P99"/>
      <text:p text:style-name="P99"/>
      <text:p text:style-name="P99"/>
      <text:p text:style-name="P99"/>
      <text:p text:style-name="P15"/>
      <text:p text:style-name="P96">La escuela es el primer paso para el mundo que queramos construir. Son nuestras reglas. Deberíamos buscar un mundo en el que estar bien.</text:p>
      <text:p text:style-name="P15"/>
      <text:p text:style-name="P15"/>
      <text:p text:style-name="P20">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20"/>
      <text:p text:style-name="P20"/>
      <text:p text:style-name="P52">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52"/>
      <text:p text:style-name="P52">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52"/>
      <text:p text:style-name="P52">Será posible algún día una escuela así. ¿Y si estuviera en tu mano? ¿Qué decidirías?</text:p>
      <text:p text:style-name="P52"/>
      <text:p text:style-name="P52"/>
      <text:p text:style-name="P52">TÍTULOS DE CERDITO</text:p>
      <text:p text:style-name="P52"/>
      <text:p text:style-name="P52"/>
      <text:p text:style-name="P20"/>
      <text:p text:style-name="P20"/>
      <text:p text:style-name="P69">4</text:p>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08T16:37:23.251360425</dc:date>
    <meta:editing-duration>PT7H30M7S</meta:editing-duration>
    <meta:editing-cycles>99</meta:editing-cycles>
    <meta:generator>LibreOffice/6.1.2.1$MacOSX_X86_64 LibreOffice_project/65905a128db06ba48db947242809d14d3f9a93fe</meta:generator>
    <meta:document-statistic meta:table-count="0" meta:image-count="0" meta:object-count="0" meta:page-count="29" meta:paragraph-count="466" meta:word-count="10352" meta:character-count="59641" meta:non-whitespace-character-count="49660"/>
  </office:meta>
</office:document-meta>
</file>